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Times New Roman1" svg:font-family="'Times New Roman'" style:font-pitch="variable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Titre_20_Chapitre" style:master-page-name="Standard">
      <style:paragraph-properties style:page-number="auto" fo:padding="0cm" fo:border-left="none" fo:border-right="none" fo:border-top="none" fo:border-bottom="0.99pt solid #000000" style:shadow="none">
        <style:tab-stops>
          <style:tab-stop style:position="27.702cm" style:type="right"/>
        </style:tab-stops>
      </style:paragraph-properties>
    </style:style>
    <style:style style:name="P3" style:family="paragraph" style:parent-style-name="ABCD" style:list-style-name="Exercice">
      <style:paragraph-properties fo:line-height="115%">
        <style:tab-stops/>
      </style:paragraph-properties>
      <style:text-properties officeooo:rsid="002cbc18"/>
    </style:style>
    <style:style style:name="P4" style:family="paragraph" style:parent-style-name="ABCD" style:list-style-name="Exercice">
      <style:paragraph-properties fo:line-height="115%">
        <style:tab-stops/>
      </style:paragraph-properties>
      <style:text-properties officeooo:rsid="002cbc18" officeooo:paragraph-rsid="002cbc18"/>
    </style:style>
    <style:style style:name="P5" style:family="paragraph" style:parent-style-name="ABCD" style:list-style-name="Exercice">
      <style:paragraph-properties fo:line-height="115%">
        <style:tab-stops/>
      </style:paragraph-properties>
      <style:text-properties officeooo:rsid="003128ec" officeooo:paragraph-rsid="003128ec"/>
    </style:style>
    <style:style style:name="P6" style:family="paragraph" style:parent-style-name="ABCD" style:list-style-name="Exercice">
      <style:paragraph-properties fo:line-height="115%">
        <style:tab-stops/>
      </style:paragraph-properties>
      <style:text-properties officeooo:rsid="002c503e" officeooo:paragraph-rsid="002c503e"/>
    </style:style>
    <style:style style:name="P7" style:family="paragraph" style:parent-style-name="ABCD" style:list-style-name="Exercice">
      <style:paragraph-properties fo:line-height="115%">
        <style:tab-stops/>
      </style:paragraph-properties>
      <style:text-properties officeooo:rsid="002c503e" officeooo:paragraph-rsid="002cbc18"/>
    </style:style>
    <style:style style:name="P8" style:family="paragraph" style:parent-style-name="ABCD" style:list-style-name="Exercice">
      <style:paragraph-properties fo:line-height="115%"/>
      <style:text-properties officeooo:rsid="0032a4ea" officeooo:paragraph-rsid="0032a4ea"/>
    </style:style>
    <style:style style:name="P9" style:family="paragraph" style:parent-style-name="ABCD" style:list-style-name="Exercice">
      <style:paragraph-properties fo:line-height="115%"/>
      <style:text-properties officeooo:rsid="0032c9ae"/>
    </style:style>
    <style:style style:name="P10" style:family="paragraph" style:parent-style-name="ABCD" style:list-style-name="Exercice">
      <style:paragraph-properties fo:line-height="115%"/>
      <style:text-properties officeooo:rsid="0032c9ae" officeooo:paragraph-rsid="0032c9ae"/>
    </style:style>
    <style:style style:name="P11" style:family="paragraph" style:parent-style-name="ABCD" style:list-style-name="Exercice">
      <style:paragraph-properties fo:line-height="115%"/>
      <style:text-properties officeooo:rsid="0032c9ae" officeooo:paragraph-rsid="0032a4ea"/>
    </style:style>
    <style:style style:name="P12" style:family="paragraph" style:parent-style-name="ABCD" style:list-style-name="Exercice">
      <style:paragraph-properties fo:line-height="115%"/>
      <style:text-properties fo:font-style="normal" officeooo:rsid="001a6367" style:font-style-asian="normal" style:font-style-complex="normal"/>
    </style:style>
    <style:style style:name="P13" style:family="paragraph" style:parent-style-name="ABCD" style:list-style-name="Exercice">
      <style:paragraph-properties fo:line-height="115%"/>
      <style:text-properties fo:font-style="normal" officeooo:rsid="001a6367" officeooo:paragraph-rsid="0032c9ae" style:font-style-asian="normal" style:font-style-complex="normal"/>
    </style:style>
    <style:style style:name="P14" style:family="paragraph" style:parent-style-name="ABCD" style:list-style-name="Exercice">
      <style:paragraph-properties fo:line-height="115%"/>
      <style:text-properties officeooo:rsid="00370db0" officeooo:paragraph-rsid="00370db0"/>
    </style:style>
    <style:style style:name="P15" style:family="paragraph" style:parent-style-name="ABCD" style:list-style-name="Exercice">
      <style:paragraph-properties fo:line-height="115%"/>
      <style:text-properties officeooo:rsid="00370db0" officeooo:paragraph-rsid="0032a4ea"/>
    </style:style>
    <style:style style:name="P16" style:family="paragraph" style:parent-style-name="ABCD" style:list-style-name="Exercice">
      <style:paragraph-properties fo:line-height="115%">
        <style:tab-stops/>
      </style:paragraph-properties>
    </style:style>
    <style:style style:name="P17" style:family="paragraph" style:parent-style-name="ABCD" style:list-style-name="Exercice">
      <style:paragraph-properties fo:line-height="115%">
        <style:tab-stops/>
      </style:paragraph-properties>
      <style:text-properties officeooo:paragraph-rsid="002fe0a6"/>
    </style:style>
    <style:style style:name="P18" style:family="paragraph" style:parent-style-name="ABCD" style:list-style-name="Exercice">
      <style:paragraph-properties fo:line-height="115%">
        <style:tab-stops/>
      </style:paragraph-properties>
      <style:text-properties officeooo:paragraph-rsid="003128ec"/>
    </style:style>
    <style:style style:name="P19" style:family="paragraph" style:parent-style-name="ABCD" style:list-style-name="Exercice">
      <style:paragraph-properties fo:line-height="115%"/>
    </style:style>
    <style:style style:name="P20" style:family="paragraph" style:parent-style-name="ABCD" style:list-style-name="Exercice">
      <style:paragraph-properties fo:line-height="115%"/>
      <style:text-properties officeooo:paragraph-rsid="0032a4ea"/>
    </style:style>
    <style:style style:name="P21" style:family="paragraph" style:parent-style-name="ABCD" style:list-style-name="Exercice">
      <style:paragraph-properties fo:line-height="115%"/>
      <style:text-properties officeooo:paragraph-rsid="00370db0"/>
    </style:style>
    <style:style style:name="P22" style:family="paragraph" style:parent-style-name="ABCD" style:list-style-name="Exercice">
      <style:paragraph-properties fo:line-height="115%"/>
      <style:text-properties style:text-position="0% 100%" officeooo:rsid="003d3224"/>
    </style:style>
    <style:style style:name="P23" style:family="paragraph" style:parent-style-name="ABCD">
      <style:paragraph-properties fo:margin-left="0cm" fo:margin-right="0cm" fo:line-height="115%" fo:orphans="0" fo:widows="0" fo:text-indent="0cm" style:auto-text-indent="false">
        <style:tab-stops/>
      </style:paragraph-properties>
      <style:text-properties fo:font-style="normal" officeooo:rsid="001a6367" officeooo:paragraph-rsid="001e6d4e" style:font-style-asian="normal" style:font-style-complex="normal"/>
    </style:style>
    <style:style style:name="P24" style:family="paragraph" style:parent-style-name="Standard" style:list-style-name="Exo_20_I_29_">
      <style:paragraph-properties fo:line-height="115%"/>
    </style:style>
    <style:style style:name="P25" style:family="paragraph" style:parent-style-name="Standard" style:list-style-name="Exercice">
      <style:paragraph-properties fo:line-height="115%"/>
    </style:style>
    <style:style style:name="P26" style:family="paragraph" style:parent-style-name="Standard" style:list-style-name="Exercice">
      <style:paragraph-properties fo:line-height="115%"/>
      <style:text-properties officeooo:paragraph-rsid="003d3224"/>
    </style:style>
    <style:style style:name="P27" style:family="paragraph" style:parent-style-name="Standard" style:list-style-name="Exercice">
      <style:paragraph-properties fo:line-height="115%"/>
      <style:text-properties officeooo:paragraph-rsid="00422938"/>
    </style:style>
    <style:style style:name="P28" style:family="paragraph" style:parent-style-name="Standard" style:list-style-name="Exercice">
      <style:text-properties style:text-position="0% 100%" officeooo:rsid="003d3224" officeooo:paragraph-rsid="003d3224"/>
    </style:style>
    <style:style style:name="P29" style:family="paragraph" style:parent-style-name="Standard" style:list-style-name="Exercice">
      <style:paragraph-properties fo:line-height="115%"/>
      <style:text-properties style:text-position="0% 100%" officeooo:rsid="003d3224"/>
    </style:style>
    <style:style style:name="P30" style:family="paragraph" style:parent-style-name="Standard" style:list-style-name="Exercice">
      <style:paragraph-properties fo:line-height="115%"/>
      <style:text-properties style:text-position="0% 100%" officeooo:rsid="003d3224" officeooo:paragraph-rsid="003d3224"/>
    </style:style>
    <style:style style:name="P31" style:family="paragraph" style:parent-style-name="Standard" style:list-style-name="Exercice">
      <style:paragraph-properties fo:line-height="115%"/>
      <style:text-properties style:text-position="0% 100%" officeooo:rsid="00422938" officeooo:paragraph-rsid="00422938"/>
    </style:style>
    <style:style style:name="P32" style:family="paragraph" style:parent-style-name="Standard" style:list-style-name="Exo_20_I_29_">
      <style:paragraph-properties fo:margin-left="0cm" fo:margin-right="0cm" fo:line-height="115%" fo:orphans="0" fo:widows="0" fo:text-indent="0cm" style:auto-text-indent="false" fo:break-before="column"/>
      <style:text-properties officeooo:paragraph-rsid="001c36b0"/>
    </style:style>
    <style:style style:name="P33" style:family="paragraph" style:parent-style-name="Standard" style:list-style-name="Exo_20_I_29_">
      <style:paragraph-properties fo:margin-left="0cm" fo:margin-right="0cm" fo:line-height="115%" fo:orphans="0" fo:widows="0" fo:text-indent="0cm" style:auto-text-indent="false" fo:break-before="column"/>
      <style:text-properties officeooo:paragraph-rsid="001e6d4e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tyle="italic" officeooo:rsid="002001f1"/>
    </style:style>
    <style:style style:name="T3" style:family="text">
      <style:text-properties style:font-name="Times New Roman" fo:font-style="normal"/>
    </style:style>
    <style:style style:name="T4" style:family="text">
      <style:text-properties style:font-name="Times New Roman" fo:font-style="normal" officeooo:rsid="000ca519" style:font-style-asian="italic" style:font-style-complex="italic"/>
    </style:style>
    <style:style style:name="T5" style:family="text">
      <style:text-properties style:font-name="Times New Roman" fo:font-style="normal" officeooo:rsid="002c503e" style:font-style-asian="italic" style:font-style-complex="italic"/>
    </style:style>
    <style:style style:name="T6" style:family="text">
      <style:text-properties style:font-name="Times New Roman" fo:font-style="normal" officeooo:rsid="002fe0a6" style:font-style-asian="italic" style:font-style-complex="italic"/>
    </style:style>
    <style:style style:name="T7" style:family="text">
      <style:text-properties style:font-name="Times New Roman" fo:font-style="normal" officeooo:rsid="00321ab6" style:font-style-asian="italic" style:font-style-complex="italic"/>
    </style:style>
    <style:style style:name="T8" style:family="text">
      <style:text-properties style:font-name="Times New Roman" fo:font-style="normal" officeooo:rsid="001e131a"/>
    </style:style>
    <style:style style:name="T9" style:family="text">
      <style:text-properties style:font-name="Times New Roman" fo:font-style="normal" officeooo:rsid="002001f1"/>
    </style:style>
    <style:style style:name="T10" style:family="text">
      <style:text-properties style:font-name="Times New Roman" fo:font-style="normal" officeooo:rsid="0022fc65"/>
    </style:style>
    <style:style style:name="T11" style:family="text">
      <style:text-properties style:font-name="Times New Roman" fo:font-style="normal" officeooo:rsid="002827e0"/>
    </style:style>
    <style:style style:name="T12" style:family="text">
      <style:text-properties fo:font-style="normal" officeooo:rsid="001a6367" style:font-style-asian="normal" style:font-style-complex="normal"/>
    </style:style>
    <style:style style:name="T13" style:family="text">
      <style:text-properties fo:font-style="normal" officeooo:rsid="00232387" style:font-style-asian="normal" style:font-style-complex="normal"/>
    </style:style>
    <style:style style:name="T14" style:family="text">
      <style:text-properties officeooo:rsid="0011ef18"/>
    </style:style>
    <style:style style:name="T15" style:family="text">
      <style:text-properties style:text-position="0% 100%" style:font-name="Times New Roman" fo:font-style="normal" officeooo:rsid="003d3224"/>
    </style:style>
    <style:style style:name="T16" style:family="text">
      <style:text-properties style:text-position="0% 100%" style:font-name="Times New Roman" fo:font-style="normal" officeooo:rsid="002827e0"/>
    </style:style>
    <style:style style:name="T17" style:family="text">
      <style:text-properties style:text-position="0% 100%" style:font-name="Times New Roman" fo:font-style="normal" officeooo:rsid="003eb5aa"/>
    </style:style>
    <style:style style:name="T18" style:family="text">
      <style:text-properties style:text-position="0% 100%" style:font-name="Times New Roman" fo:font-style="normal" officeooo:rsid="00422938"/>
    </style:style>
    <style:style style:name="T19" style:family="text">
      <style:text-properties officeooo:rsid="002001f1"/>
    </style:style>
    <style:style style:name="T20" style:family="text">
      <style:text-properties style:use-window-font-color="true" style:text-position="0% 100%" style:font-name="Times New Roman" fo:font-size="12pt" fo:language="fr" fo:country="FR" fo:font-style="normal" officeooo:rsid="003eb5aa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text-position="0% 100%" style:font-name="Times New Roman" fo:font-size="12pt" fo:language="fr" fo:country="FR" fo:font-style="normal" officeooo:rsid="00422938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officeooo:rsid="003eb5aa"/>
    </style:style>
    <style:style style:name="T23" style:family="text">
      <style:text-properties officeooo:rsid="00422938"/>
    </style:style>
    <style:style style:name="fr1" style:family="graphic" style:parent-style-name="Formula">
      <style:graphic-properties fo:margin-left="0cm" fo:margin-right="0cm" style:vertical-pos="middle" style:vertical-rel="text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 littéral<text:tab/><text:span text:style-name="T14">7</text:span>.1</text:p>
      <text:p text:style-name="P1"/>
      <text:section text:style-name="Sect1" text:name="Section1">
        <text:list xml:id="list2753264400" text:style-name="Exo_20_I_29_">
          <text:list-item>
            <text:p text:style-name="P24">Réduire (si possible)<text:span text:style-name="T1"> </text:span>:</text:p>
          </text:list-item>
        </text:list>
        <text:list xml:id="list3682893693" text:style-name="Exercice">
          <text:list-item text:start-value="1">
            <text:p text:style-name="P16">= <text:span text:style-name="T4"><draw:frame draw:style-name="fr2" draw:name="Objet1" text:anchor-type="as-char" svg:width="2.574cm" svg:height="0.47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ext:list-item>
          <text:list-item>
            <text:p text:style-name="P3"><text:span text:style-name="T4">= </text:span><text:span text:style-name="T4"><draw:frame draw:style-name="fr2" draw:name="Objet10" text:anchor-type="as-char" svg:width="4.108cm" svg:height="0.473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ext:list-item>
          <text:list-item>
            <text:p text:style-name="P3"><text:span text:style-name="T6">= </text:span><text:span text:style-name="T6"><draw:frame draw:style-name="fr2" draw:name="Objet20" text:anchor-type="as-char" svg:width="5.699cm" svg:height="0.533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    </text:list-item>
          <text:list-item>
            <text:p text:style-name="P17"><text:span text:style-name="T5">= </text:span><text:span text:style-name="T4"><draw:frame draw:style-name="fr2" draw:name="Objet2" text:anchor-type="as-char" svg:width="4.644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/text:list-item>
          <text:list-item>
            <text:p text:style-name="P16"><text:span text:style-name="T6">= </text:span><text:span text:style-name="T6"><draw:frame draw:style-name="fr2" draw:name="Objet21" text:anchor-type="as-char" svg:width="7.518cm" svg:height="0.533cm" draw:z-index="15"><draw:object xlink:href="./Object 11" xlink:type="simple" xlink:show="embed" xlink:actuate="onLoad"/><draw:image xlink:href="./ObjectReplacements/Object 11" xlink:type="simple" xlink:show="embed" xlink:actuate="onLoad"/></draw:frame></text:span></text:p>
          </text:list-item>
          <text:list-item>
            <text:p text:style-name="P16"><text:span text:style-name="T4">= </text:span><text:span text:style-name="T4"><draw:frame draw:style-name="fr2" draw:name="Objet3" text:anchor-type="as-char" svg:width="3.563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7" text:anchor-type="as-char" svg:width="4.644cm" svg:height="0.533cm" draw:z-index="3"><draw:object xlink:href="./Object 7" xlink:type="simple" xlink:show="embed" xlink:actuate="onLoad"/><draw:image xlink:href="./ObjectReplacements/Object 7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8" text:anchor-type="as-char" svg:width="4.861cm" svg:height="0.533cm" draw:z-index="4"><draw:object xlink:href="./Object 8" xlink:type="simple" xlink:show="embed" xlink:actuate="onLoad"/><draw:image xlink:href="./ObjectReplacements/Object 8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9" text:anchor-type="as-char" svg:width="4.727cm" svg:height="0.533cm" draw:z-index="5"><draw:object xlink:href="./Object 9" xlink:type="simple" xlink:show="embed" xlink:actuate="onLoad"/><draw:image xlink:href="./ObjectReplacements/Object 9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1" text:anchor-type="as-char" svg:width="4.075cm" svg:height="0.533cm" draw:z-index="1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</text:list-item>
          <text:list-item>
            <text:p text:style-name="P4"><text:span text:style-name="T4">= </text:span><text:span text:style-name="T4"><draw:frame draw:style-name="fr2" draw:name="Objet12" text:anchor-type="as-char" svg:width="4.591cm" svg:height="0.533cm" draw:z-index="1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</text:list-item>
          <text:list-item>
            <text:p text:style-name="P25"><text:span text:style-name="T4">= </text:span><text:span text:style-name="T4"><draw:frame draw:style-name="fr2" draw:name="Objet25" text:anchor-type="as-char" svg:width="4.099cm" svg:height="1.102cm" draw:z-index="18"><draw:object xlink:href="./Object 25" xlink:type="simple" xlink:show="embed" xlink:actuate="onLoad"/><draw:image xlink:href="./ObjectReplacements/Object 25" xlink:type="simple" xlink:show="embed" xlink:actuate="onLoad"/></draw:frame></text:span></text:p>
          </text:list-item>
          <text:list-item>
            <text:p text:style-name="P5"><text:span text:style-name="T4">= </text:span><text:span text:style-name="T4"><draw:frame draw:style-name="fr2" draw:name="Objet22" text:anchor-type="as-char" svg:width="5.152cm" svg:height="1.102cm" draw:z-index="19"><draw:object xlink:href="./Object 10" xlink:type="simple" xlink:show="embed" xlink:actuate="onLoad"/><draw:image xlink:href="./ObjectReplacements/Object 10" xlink:type="simple" xlink:show="embed" xlink:actuate="onLoad"/></draw:frame></text:span></text:p>
          </text:list-item>
          <text:list-item>
            <text:p text:style-name="P6"><text:span text:style-name="T4">= </text:span><text:span text:style-name="T4"><draw:frame draw:style-name="fr2" draw:name="Objet4" text:anchor-type="as-char" svg:width="4.547cm" svg:height="0.4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ext:list-item>
          <text:list-item>
            <text:p text:style-name="P6"><text:span text:style-name="T4">= </text:span><text:span text:style-name="T4"><draw:frame draw:style-name="fr2" draw:name="Objet5" text:anchor-type="as-char" svg:width="4.11cm" svg:height="0.48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7"><text:span text:style-name="T4">= </text:span><text:span text:style-name="T4"><draw:frame draw:style-name="fr2" draw:name="Objet6" text:anchor-type="as-char" svg:width="3.612cm" svg:height="0.48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</text:list-item>
          <text:list-item>
            <text:p text:style-name="P4"><text:span text:style-name="T4">= </text:span><text:span text:style-name="T4"><draw:frame draw:style-name="fr2" draw:name="Objet13" text:anchor-type="as-char" svg:width="2.161cm" svg:height="0.48cm" draw:z-index="6"><draw:object xlink:href="./Object 13" xlink:type="simple" xlink:show="embed" xlink:actuate="onLoad"/><draw:image xlink:href="./ObjectReplacements/Object 13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4" text:anchor-type="as-char" svg:width="2.947cm" svg:height="0.48cm" draw:z-index="7"><draw:object xlink:href="./Object 14" xlink:type="simple" xlink:show="embed" xlink:actuate="onLoad"/><draw:image xlink:href="./ObjectReplacements/Object 14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5" text:anchor-type="as-char" svg:width="4.23cm" svg:height="0.54cm" draw:z-index="8"><draw:object xlink:href="./Object 15" xlink:type="simple" xlink:show="embed" xlink:actuate="onLoad"/><draw:image xlink:href="./ObjectReplacements/Object 15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6" text:anchor-type="as-char" svg:width="5.064cm" svg:height="0.54cm" draw:z-index="9"><draw:object xlink:href="./Object 16" xlink:type="simple" xlink:show="embed" xlink:actuate="onLoad"/><draw:image xlink:href="./ObjectReplacements/Object 16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7" text:anchor-type="as-char" svg:width="3.584cm" svg:height="0.48cm" draw:z-index="10"><draw:object xlink:href="./Object 17" xlink:type="simple" xlink:show="embed" xlink:actuate="onLoad"/><draw:image xlink:href="./ObjectReplacements/Object 17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8" text:anchor-type="as-char" svg:width="4.239cm" svg:height="0.48cm" draw:z-index="11"><draw:object xlink:href="./Object 18" xlink:type="simple" xlink:show="embed" xlink:actuate="onLoad"/><draw:image xlink:href="./ObjectReplacements/Object 18" xlink:type="simple" xlink:show="embed" xlink:actuate="onLoad"/></draw:frame></text:span></text:p>
          </text:list-item>
          <text:list-item>
            <text:p text:style-name="P4"><text:span text:style-name="T4">= </text:span><text:span text:style-name="T4"><draw:frame draw:style-name="fr2" draw:name="Objet19" text:anchor-type="as-char" svg:width="5.068cm" svg:height="0.54cm" draw:z-index="12"><draw:object xlink:href="./Object 19" xlink:type="simple" xlink:show="embed" xlink:actuate="onLoad"/><draw:image xlink:href="./ObjectReplacements/Object 19" xlink:type="simple" xlink:show="embed" xlink:actuate="onLoad"/></draw:frame></text:span></text:p>
          </text:list-item>
          <text:list-item>
            <text:p text:style-name="P18"><text:span text:style-name="T4">= </text:span><text:span text:style-name="T4"><draw:frame draw:style-name="fr2" draw:name="Objet24" text:anchor-type="as-char" svg:width="4.032cm" svg:height="0.48cm" draw:z-index="21"><draw:object xlink:href="./Object 24" xlink:type="simple" xlink:show="embed" xlink:actuate="onLoad"/><draw:image xlink:href="./ObjectReplacements/Object 24" xlink:type="simple" xlink:show="embed" xlink:actuate="onLoad"/></draw:frame></text:span></text:p>
          </text:list-item>
          <text:list-item>
            <text:p text:style-name="P5"><text:span text:style-name="T4">= </text:span><text:span text:style-name="T4"><draw:frame draw:style-name="fr2" draw:name="Objet23" text:anchor-type="as-char" svg:width="5.459cm" svg:height="0.483cm" draw:z-index="23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ext:list-item>
          <text:list-item>
            <text:p text:style-name="P5"><text:span text:style-name="T4">= </text:span><text:span text:style-name="T7"><draw:frame draw:style-name="fr2" draw:name="Objet26" text:anchor-type="as-char" svg:width="3.411cm" svg:height="0.492cm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    </text:list-item>
        </text:list>
        <text:list xml:id="list183723203596099" text:continue-list="list2753264400" text:style-name="Exo_20_I_29_">
          <text:list-item>
            <text:p text:style-name="P32">Développer puis réduire :</text:p>
          </text:list-item>
        </text:list>
        <text:list xml:id="list183724241409869" text:continue-list="list3682893693" text:style-name="Exercice">
          <text:list-item text:start-value="1">
            <text:p text:style-name="P19">= <text:span text:style-name="T8"><draw:frame draw:style-name="fr2" draw:name="Objet27" text:anchor-type="as-char" svg:width="1.482cm" svg:height="0.48cm" draw:z-index="25"><draw:object xlink:href="./Object 27" xlink:type="simple" xlink:show="embed" xlink:actuate="onLoad"/><draw:image xlink:href="./ObjectReplacements/Object 27" xlink:type="simple" xlink:show="embed" xlink:actuate="onLoad"/></draw:frame></text:span></text:p>
          </text:list-item>
          <text:list-item>
            <text:p text:style-name="P19">= <draw:frame draw:style-name="fr2" draw:name="Objet28" text:anchor-type="as-char" svg:width="1.746cm" svg:height="0.48cm" draw:z-index="26"><draw:object xlink:href="./Object 28" xlink:type="simple" xlink:show="embed" xlink:actuate="onLoad"/><draw:image xlink:href="./ObjectReplacements/Object 28" xlink:type="simple" xlink:show="embed" xlink:actuate="onLoad"/></draw:frame></text:p>
          </text:list-item>
          <text:list-item>
            <text:p text:style-name="P19"><text:span text:style-name="T12">= </text:span><text:span text:style-name="T12"><draw:frame draw:style-name="fr1" draw:name="Objet38" text:anchor-type="as-char" svg:width="2.083cm" svg:height="0.48cm" draw:z-index="38"><draw:object xlink:href="./Object 41" xlink:type="simple" xlink:show="embed" xlink:actuate="onLoad"/><draw:image xlink:href="./ObjectReplacements/Object 41" xlink:type="simple" xlink:show="embed" xlink:actuate="onLoad"/></draw:frame></text:span></text:p>
          </text:list-item>
          <text:list-item>
            <text:p text:style-name="P9"><text:span text:style-name="T12">= </text:span><text:span text:style-name="T12"><draw:frame draw:style-name="fr1" draw:name="Objet36" text:anchor-type="as-char" svg:width="2.619cm" svg:height="1.044cm" draw:z-index="50"><draw:object xlink:href="./Object 35" xlink:type="simple" xlink:show="embed" xlink:actuate="onLoad"/><draw:image xlink:href="./ObjectReplacements/Object 35" xlink:type="simple" xlink:show="embed" xlink:actuate="onLoad"/></draw:frame></text:span></text:p>
          </text:list-item>
          <text:list-item>
            <text:p text:style-name="P9"><text:span text:style-name="T12">= </text:span><text:span text:style-name="T12"><draw:frame draw:style-name="fr2" draw:name="Objet40" text:anchor-type="as-char" svg:width="2.125cm" svg:height="0.48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</text:list-item>
          <text:list-item>
            <text:p text:style-name="P19">= <draw:frame draw:style-name="fr2" draw:name="Objet29" text:anchor-type="as-char" svg:width="3.558cm" svg:height="0.48cm" draw:z-index="28"><draw:object xlink:href="./Object 29" xlink:type="simple" xlink:show="embed" xlink:actuate="onLoad"/><draw:image xlink:href="./ObjectReplacements/Object 29" xlink:type="simple" xlink:show="embed" xlink:actuate="onLoad"/></draw:frame></text:p>
          </text:list-item>
          <text:list-item>
            <text:p text:style-name="P12">= <draw:frame draw:style-name="fr1" draw:name="Objet44" text:anchor-type="as-char" svg:width="3.581cm" svg:height="0.48cm" draw:z-index="39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ext:list-item>
          <text:list-item>
            <text:p text:style-name="P13">= <draw:frame draw:style-name="fr1" draw:name="Objet46" text:anchor-type="as-char" svg:width="5.084cm" svg:height="0.54cm" draw:z-index="41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ext:list-item>
          <text:list-item>
            <text:p text:style-name="P13">= <draw:frame draw:style-name="fr1" draw:name="Objet48" text:anchor-type="as-char" svg:width="4.897cm" svg:height="0.54cm" draw:z-index="42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ext:list-item>
          <text:list-item>
            <text:p text:style-name="P12">= <draw:frame draw:style-name="fr1" draw:name="Objet50" text:anchor-type="as-char" svg:width="5.637cm" svg:height="0.54cm" draw:z-index="4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ext:list-item>
          <text:list-item>
            <text:p text:style-name="P8"><text:span text:style-name="T12">= </text:span><text:span text:style-name="T12"><draw:frame draw:style-name="fr2" draw:name="Objet31" text:anchor-type="as-char" svg:width="2.163cm" svg:height="0.48cm" draw:z-index="29"><draw:object xlink:href="./Object 31" xlink:type="simple" xlink:show="embed" xlink:actuate="onLoad"/><draw:image xlink:href="./ObjectReplacements/Object 31" xlink:type="simple" xlink:show="embed" xlink:actuate="onLoad"/></draw:frame></text:span></text:p>
          </text:list-item>
          <text:list-item>
            <text:p text:style-name="P8"><text:span text:style-name="T12">= </text:span><text:span text:style-name="T12"><draw:frame draw:style-name="fr2" draw:name="Objet32" text:anchor-type="as-char" svg:width="2.214cm" svg:height="0.48cm" draw:z-index="30"><draw:object xlink:href="./Object 32" xlink:type="simple" xlink:show="embed" xlink:actuate="onLoad"/><draw:image xlink:href="./ObjectReplacements/Object 32" xlink:type="simple" xlink:show="embed" xlink:actuate="onLoad"/></draw:frame></text:span></text:p>
          </text:list-item>
          <text:list-item>
            <text:p text:style-name="P8"><text:span text:style-name="T12">= </text:span><text:span text:style-name="T12"><draw:frame draw:style-name="fr1" draw:name="Objet33" text:anchor-type="as-char" svg:width="2.842cm" svg:height="1.044cm" draw:z-index="49"><draw:object xlink:href="./Object 33" xlink:type="simple" xlink:show="embed" xlink:actuate="onLoad"/><draw:image xlink:href="./ObjectReplacements/Object 33" xlink:type="simple" xlink:show="embed" xlink:actuate="onLoad"/></draw:frame></text:span></text:p>
          </text:list-item>
          <text:list-item>
            <text:p text:style-name="P10"><text:span text:style-name="T12">= </text:span><text:span text:style-name="T12"><draw:frame draw:style-name="fr2" draw:name="Objet41" text:anchor-type="as-char" svg:width="2.688cm" svg:height="0.48cm" draw:z-index="3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</text:list-item>
          <text:list-item>
            <text:p text:style-name="P10"><text:span text:style-name="T12">= </text:span><text:span text:style-name="T12"><draw:frame draw:style-name="fr2" draw:name="Objet42" text:anchor-type="as-char" svg:width="3.182cm" svg:height="0.487cm" draw:z-index="36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  </text:list-item>
          <text:list-item>
            <text:p text:style-name="P10"><text:span text:style-name="T12">= </text:span><text:span text:style-name="T12"><draw:frame draw:style-name="fr2" draw:name="Objet43" text:anchor-type="as-char" svg:width="2.739cm" svg:height="0.48cm" draw:z-index="37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    </text:list-item>
          <text:list-item>
            <text:p text:style-name="P20"><text:span text:style-name="T12">= </text:span><text:span text:style-name="T12"><draw:frame draw:style-name="fr1" draw:name="Objet47" text:anchor-type="as-char" svg:width="2.2cm" svg:height="0.48cm" draw:z-index="48"><draw:object xlink:href="./Object 38" xlink:type="simple" xlink:show="embed" xlink:actuate="onLoad"/><draw:image xlink:href="./ObjectReplacements/Object 38" xlink:type="simple" xlink:show="embed" xlink:actuate="onLoad"/></draw:frame></text:span></text:p>
          </text:list-item>
          <text:list-item>
            <text:p text:style-name="P11"><text:span text:style-name="T12">= </text:span><text:span text:style-name="T12"><draw:frame draw:style-name="fr2" draw:name="Objet37" text:anchor-type="as-char" svg:width="2.731cm" svg:height="0.48cm" draw:z-index="33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ext:list-item>
          <text:list-item>
            <text:p text:style-name="P14"><text:span text:style-name="T12">= </text:span><text:span text:style-name="T12"><draw:frame draw:style-name="fr1" draw:name="Objet30" text:anchor-type="as-char" svg:width="3.052cm" svg:height="0.48cm" draw:z-index="45"><draw:object xlink:href="./Object 30" xlink:type="simple" xlink:show="embed" xlink:actuate="onLoad"/><draw:image xlink:href="./ObjectReplacements/Object 30" xlink:type="simple" xlink:show="embed" xlink:actuate="onLoad"/></draw:frame></text:span></text:p>
          </text:list-item>
          <text:list-item>
            <text:p text:style-name="P14"><text:span text:style-name="T12">= </text:span><text:span text:style-name="T12"><draw:frame draw:style-name="fr1" draw:name="Objet39" text:anchor-type="as-char" svg:width="2.738cm" svg:height="0.48cm" draw:z-index="46"><draw:object xlink:href="./Object 46" xlink:type="simple" xlink:show="embed" xlink:actuate="onLoad"/><draw:image xlink:href="./ObjectReplacements/Object 46" xlink:type="simple" xlink:show="embed" xlink:actuate="onLoad"/></draw:frame></text:span></text:p>
          </text:list-item>
          <text:list-item>
            <text:p text:style-name="P21"><text:span text:style-name="T12">= </text:span><text:span text:style-name="T12"><draw:frame draw:style-name="fr1" draw:name="Objet55" text:anchor-type="as-char" svg:width="3.064cm" svg:height="0.48cm" draw:z-index="47"><draw:object xlink:href="./Object 52" xlink:type="simple" xlink:show="embed" xlink:actuate="onLoad"/><draw:image xlink:href="./ObjectReplacements/Object 52" xlink:type="simple" xlink:show="embed" xlink:actuate="onLoad"/></draw:frame></text:span></text:p>
          </text:list-item>
          <text:list-item>
            <text:p text:style-name="P8"><text:span text:style-name="T12">= </text:span><text:span text:style-name="T12"><draw:frame draw:style-name="fr2" draw:name="Objet35" text:anchor-type="as-char" svg:width="4.138cm" svg:height="0.48cm" draw:z-index="32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  </text:list-item>
          <text:list-item>
            <text:p text:style-name="P8"><text:span text:style-name="T12">= </text:span><text:span text:style-name="T12"><draw:frame draw:style-name="fr2" draw:name="Objet34" text:anchor-type="as-char" svg:width="4.524cm" svg:height="0.536cm" draw:z-index="31"><draw:object xlink:href="./Object 34" xlink:type="simple" xlink:show="embed" xlink:actuate="onLoad"/><draw:image xlink:href="./ObjectReplacements/Object 34" xlink:type="simple" xlink:show="embed" xlink:actuate="onLoad"/></draw:frame></text:span></text:p>
          </text:list-item>
          <text:list-item>
            <text:p text:style-name="P8"><text:span text:style-name="T12">= </text:span><text:span text:style-name="T12"><draw:frame draw:style-name="fr1" draw:name="Objet45" text:anchor-type="as-char" svg:width="4.641cm" svg:height="0.54cm" draw:z-index="51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    </text:list-item>
          <text:list-item>
            <text:p text:style-name="P14"><text:span text:style-name="T12">= </text:span><text:span text:style-name="T12"><draw:frame draw:style-name="fr1" draw:name="Objet52" text:anchor-type="as-char" svg:width="1.282cm" svg:height="0.536cm" draw:z-index="44"><draw:object xlink:href="./Object 44" xlink:type="simple" xlink:show="embed" xlink:actuate="onLoad"/><draw:image xlink:href="./ObjectReplacements/Object 44" xlink:type="simple" xlink:show="embed" xlink:actuate="onLoad"/></draw:frame></text:span></text:p>
          </text:list-item>
          <text:list-item>
            <text:p text:style-name="P15"><text:span text:style-name="T12">= </text:span><text:span text:style-name="T12"><draw:frame draw:style-name="fr1" draw:name="Objet51" text:anchor-type="as-char" svg:width="1.605cm" svg:height="0.536cm" draw:z-index="43"><draw:object xlink:href="./Object 43" xlink:type="simple" xlink:show="embed" xlink:actuate="onLoad"/><draw:image xlink:href="./ObjectReplacements/Object 43" xlink:type="simple" xlink:show="embed" xlink:actuate="onLoad"/></draw:frame></text:span></text:p>
          </text:list-item>
        </text:list>
        <text:list xml:id="list183724625452131" text:continue-list="list183723203596099" text:style-name="Exo_20_I_29_">
          <text:list-item>
            <text:p text:style-name="P33">Factoriser :</text:p>
          </text:list-item>
        </text:list>
        <text:list xml:id="list183723528685427" text:continue-list="list183724241409869" text:style-name="Exercice">
          <text:list-item text:start-value="1">
            <text:p text:style-name="P19"><text:span text:style-name="T19">= </text:span><text:span text:style-name="T2"><draw:frame draw:style-name="fr1" draw:name="Objet49" text:anchor-type="as-char" svg:width="1.72cm" svg:height="0.473cm" draw:z-index="52"><draw:object xlink:href="./Object 42" xlink:type="simple" xlink:show="embed" xlink:actuate="onLoad"/><draw:image xlink:href="./ObjectReplacements/Object 42" xlink:type="simple" xlink:show="embed" xlink:actuate="onLoad"/></draw:frame></text:span></text:p>
          </text:list-item>
          <text:list-item>
            <text:p text:style-name="P22"><text:span text:style-name="T9">= </text:span><text:span text:style-name="T11"><draw:frame draw:style-name="fr1" draw:name="Objet62" text:anchor-type="as-char" svg:width="1.468cm" svg:height="0.473cm" draw:z-index="6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    </text:list-item>
          <text:list-item>
            <text:p text:style-name="P25"><text:span text:style-name="T10">= </text:span><text:span text:style-name="T10"><draw:frame draw:style-name="fr1" draw:name="Objet53" text:anchor-type="as-char" svg:width="1.409cm" svg:height="0.533cm" draw:z-index="53"><draw:object xlink:href="./Object 51" xlink:type="simple" xlink:show="embed" xlink:actuate="onLoad"/><draw:image xlink:href="./ObjectReplacements/Object 51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63" text:anchor-type="as-char" svg:width="2.489cm" svg:height="0.533cm" draw:z-index="67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p>
          </text:list-item>
          <text:list-item>
            <text:p text:style-name="P30"><text:span text:style-name="T3">= </text:span><text:span text:style-name="T11"><draw:frame draw:style-name="fr1" draw:name="Objet64" text:anchor-type="as-char" svg:width="1.919cm" svg:height="0.473cm" draw:z-index="68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  </text:list-item>
          <text:list-item>
            <text:p text:style-name="P31"><text:span text:style-name="T11">= </text:span><text:span text:style-name="T11"><draw:frame draw:style-name="fr1" draw:name="Objet75" text:anchor-type="as-char" svg:width="1.896cm" svg:height="0.533cm" draw:z-index="74"><draw:object xlink:href="./Object 66" xlink:type="simple" xlink:show="embed" xlink:actuate="onLoad"/><draw:image xlink:href="./ObjectReplacements/Object 66" xlink:type="simple" xlink:show="embed" xlink:actuate="onLoad"/></draw:frame></text:span></text:p>
          </text:list-item>
          <text:list-item>
            <text:p text:style-name="P29"><text:span text:style-name="T10">= </text:span><text:span text:style-name="T11"><draw:frame draw:style-name="fr1" draw:name="Objet65" text:anchor-type="as-char" svg:width="2.101cm" svg:height="0.533cm" draw:z-index="66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    </text:list-item>
          <text:list-item>
            <text:p text:style-name="P25"><text:span text:style-name="T9">= </text:span><text:span text:style-name="T9"><draw:frame draw:style-name="fr1" draw:name="Objet54" text:anchor-type="as-char" svg:width="1.626cm" svg:height="0.533cm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    </text:list-item>
          <text:list-item>
            <text:p text:style-name="P25"><text:span text:style-name="T13">= </text:span><text:span text:style-name="T13"><draw:frame draw:style-name="fr1" draw:name="Objet56" text:anchor-type="as-char" svg:width="3.933cm" svg:height="0.533cm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    </text:list-item>
          <text:list-item>
            <text:p text:style-name="P30"><text:span text:style-name="T11">= </text:span><text:span text:style-name="T11"><draw:frame draw:style-name="fr1" draw:name="Objet57" text:anchor-type="as-char" svg:width="3.93cm" svg:height="0.533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66" text:anchor-type="as-char" svg:width="3.32cm" svg:height="0.48cm" draw:z-index="71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  </text:list-item>
          <text:list-item>
            <text:p text:style-name="P30"><text:span text:style-name="T11">= </text:span><text:span text:style-name="T11"><draw:frame draw:style-name="fr1" draw:name="Objet67" text:anchor-type="as-char" svg:width="2.743cm" svg:height="0.48cm" draw:z-index="70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</text:list-item>
          <text:list-item>
            <text:p text:style-name="P31"><text:span text:style-name="T11">= </text:span><text:span text:style-name="T11"><draw:frame draw:style-name="fr1" draw:name="Objet74" text:anchor-type="as-char" svg:width="2.925cm" svg:height="0.48cm" draw:z-index="73"><draw:object xlink:href="./Object 61" xlink:type="simple" xlink:show="embed" xlink:actuate="onLoad"/><draw:image xlink:href="./ObjectReplacements/Object 61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58" text:anchor-type="as-char" svg:width="4.397cm" svg:height="0.48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59" text:anchor-type="as-char" svg:width="5.793cm" svg:height="0.48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60" text:anchor-type="as-char" svg:width="6.606cm" svg:height="0.48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68" text:anchor-type="as-char" svg:width="5.001cm" svg:height="0.48cm" draw:z-index="60"><draw:object xlink:href="./Object 68" xlink:type="simple" xlink:show="embed" xlink:actuate="onLoad"/><draw:image xlink:href="./ObjectReplacements/Object 68" xlink:type="simple" xlink:show="embed" xlink:actuate="onLoad"/></draw:frame></text:span></text:p>
          </text:list-item>
          <text:list-item>
            <text:p text:style-name="P31"><text:span text:style-name="T11">= </text:span><text:span text:style-name="T11"><draw:frame draw:style-name="fr1" draw:name="Objet77" text:anchor-type="as-char" svg:width="3.93cm" svg:height="0.48cm" draw:z-index="76"><draw:object xlink:href="./Object 75" xlink:type="simple" xlink:show="embed" xlink:actuate="onLoad"/><draw:image xlink:href="./ObjectReplacements/Object 75" xlink:type="simple" xlink:show="embed" xlink:actuate="onLoad"/></draw:frame></text:span></text:p>
          </text:list-item>
          <text:list-item>
            <text:p text:style-name="P27"><text:span text:style-name="T16">= </text:span><text:span text:style-name="T16"><draw:frame draw:style-name="fr1" draw:name="Objet76" text:anchor-type="as-char" svg:width="4.142cm" svg:height="0.48cm" draw:z-index="75"><draw:object xlink:href="./Object 67" xlink:type="simple" xlink:show="embed" xlink:actuate="onLoad"/><draw:image xlink:href="./ObjectReplacements/Object 67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69" text:anchor-type="as-char" svg:width="5.341cm" svg:height="0.48cm" draw:z-index="61"><draw:object xlink:href="./Object 69" xlink:type="simple" xlink:show="embed" xlink:actuate="onLoad"/><draw:image xlink:href="./ObjectReplacements/Object 69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70" text:anchor-type="as-char" svg:width="5.368cm" svg:height="0.48cm" draw:z-index="62"><draw:object xlink:href="./Object 70" xlink:type="simple" xlink:show="embed" xlink:actuate="onLoad"/><draw:image xlink:href="./ObjectReplacements/Object 70" xlink:type="simple" xlink:show="embed" xlink:actuate="onLoad"/></draw:frame></text:span></text:p>
          </text:list-item>
          <text:list-item>
            <text:p text:style-name="P30"><text:span text:style-name="T3">= </text:span><text:span text:style-name="T11"><draw:frame draw:style-name="fr1" draw:name="Objet71" text:anchor-type="as-char" svg:width="4.221cm" svg:height="0.48cm" draw:z-index="63"><draw:object xlink:href="./Object 71" xlink:type="simple" xlink:show="embed" xlink:actuate="onLoad"/><draw:image xlink:href="./ObjectReplacements/Object 71" xlink:type="simple" xlink:show="embed" xlink:actuate="onLoad"/></draw:frame></text:span></text:p>
          </text:list-item>
          <text:list-item>
            <text:p text:style-name="P30"><text:span text:style-name="T11">= </text:span><text:span text:style-name="T11"><draw:frame draw:style-name="fr1" draw:name="Objet61" text:anchor-type="as-char" svg:width="4.052cm" svg:height="0.48cm" draw:z-index="72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  </text:list-item>
          <text:list-item>
            <text:p text:style-name="P30"><text:span text:style-name="T3">= </text:span><text:span text:style-name="T11"><draw:frame draw:style-name="fr1" draw:name="Objet72" text:anchor-type="as-char" svg:width="3.51cm" svg:height="0.536cm" draw:z-index="64"><draw:object xlink:href="./Object 72" xlink:type="simple" xlink:show="embed" xlink:actuate="onLoad"/><draw:image xlink:href="./ObjectReplacements/Object 72" xlink:type="simple" xlink:show="embed" xlink:actuate="onLoad"/></draw:frame></text:span></text:p>
          </text:list-item>
          <text:list-item>
            <text:p text:style-name="P31"><text:span text:style-name="T11">= </text:span><text:span text:style-name="T11"><draw:frame draw:style-name="fr1" draw:name="Objet78" text:anchor-type="as-char" svg:width="5.08cm" svg:height="0.536cm" draw:z-index="77"><draw:object xlink:href="./Object 78" xlink:type="simple" xlink:show="embed" xlink:actuate="onLoad"/><draw:image xlink:href="./ObjectReplacements/Object 78" xlink:type="simple" xlink:show="embed" xlink:actuate="onLoad"/></draw:frame></text:span></text:p>
          </text:list-item>
          <text:list-item>
            <text:p text:style-name="P26"><text:span text:style-name="T15">= </text:span><text:span text:style-name="T16"><draw:frame draw:style-name="fr1" draw:name="Objet73" text:anchor-type="as-char" svg:width="5.039cm" svg:height="0.48cm" draw:z-index="65"><draw:object xlink:href="./Object 73" xlink:type="simple" xlink:show="embed" xlink:actuate="onLoad"/><draw:image xlink:href="./ObjectReplacements/Object 73" xlink:type="simple" xlink:show="embed" xlink:actuate="onLoad"/></draw:frame></text:span></text:p>
          </text:list-item>
        </text:list>
        <text:p text:style-name="P2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Times New Roman1" svg:font-family="'Times New Roman'" style:font-pitch="variable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fo:text-transform="uppercase" style:font-name="Arial" fo:font-family="Arial" style:font-family-generic="swiss" style:font-pitch="variable" fo:font-size="13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loext:contextual-spacing="false" style:page-number="auto"/>
      <style:text-properties fo:text-transform="uppercase"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Exercice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_20_I_29_" style:display-name="Exo I)">
      <text:list-level-style-number text:level="1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1.27cm" text:min-label-width="0.499cm"/>
      </text:list-level-style-number>
      <text:list-level-style-number text:level="3" text:style-name="Numbering_20_Symbols" style:num-suffix=")" style:num-format="1">
        <style:list-level-properties text:space-before="1.905cm" text:min-label-width="0.499cm"/>
      </text:list-level-style-number>
      <text:list-level-style-number text:level="4" text:style-name="Numbering_20_Symbols" style:num-suffix=")" style:num-format="1">
        <style:list-level-properties text:space-before="2.54cm" text:min-label-width="0.499cm"/>
      </text:list-level-style-number>
      <text:list-level-style-number text:level="5" text:style-name="Numbering_20_Symbols" style:num-suffix=")" style:num-format="1">
        <style:list-level-properties text:space-before="3.175cm" text:min-label-width="0.499cm"/>
      </text:list-level-style-number>
      <text:list-level-style-number text:level="6" text:style-name="Numbering_20_Symbols" style:num-suffix=")" style:num-format="1">
        <style:list-level-properties text:space-before="3.81cm" text:min-label-width="0.499cm"/>
      </text:list-level-style-number>
      <text:list-level-style-number text:level="7" text:style-name="Numbering_20_Symbols" style:num-suffix=")" style:num-format="1">
        <style:list-level-properties text:space-before="4.445cm" text:min-label-width="0.499cm"/>
      </text:list-level-style-number>
      <text:list-level-style-number text:level="8" text:style-name="Numbering_20_Symbols" style:num-suffix=")" style:num-format="1">
        <style:list-level-properties text:space-before="5.08cm" text:min-label-width="0.499cm"/>
      </text:list-level-style-number>
      <text:list-level-style-number text:level="9" text:style-name="Numbering_20_Symbols" style:num-suffix=")" style:num-format="1">
        <style:list-level-properties text:space-before="5.715cm" text:min-label-width="0.499cm"/>
      </text:list-level-style-number>
      <text:list-level-style-number text:level="10" text:style-name="Numbering_20_Symbols" style:num-suffix=")" style:num-format="1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Exercice I</dc:title>
    <meta:initial-creator>Fontanet</meta:initial-creator>
    <meta:creation-date>2006-04-06T23:09:00</meta:creation-date>
    <dc:date>2021-03-13T18:37:22.834271611</dc:date>
    <meta:print-date>2008-08-26T22:29:34</meta:print-date>
    <dc:language>fr-FR</dc:language>
    <meta:editing-cycles>71</meta:editing-cycles>
    <meta:editing-duration>PT7H50M24S</meta:editing-duration>
    <meta:document-statistic meta:table-count="0" meta:image-count="0" meta:object-count="78" meta:page-count="1" meta:paragraph-count="82" meta:word-count="172" meta:character-count="322" meta:non-whitespace-character-count="2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n>7</mn>
        <mi>x</mi>
      </mrow>
      <mo stretchy="false">−</mo>
      <mn>9</mn>
      <mo stretchy="false">+</mo>
      <mrow>
        <mn>8</mn>
        <mi>x</mi>
      </mrow>
      <mo stretchy="false">+</mo>
      <mn>6</mn>
    </mrow>
    <annotation encoding="StarMath 5.0">{{7 x}-{9}}+{8 x}+{6}%%&lt;cmathArbre&gt;«+­«-­«impMult­7­x»­9»­«impMult­8­x»­6»&lt;/cmathArbre&gt;&lt;cmathFormule&gt;7x-9+8x+6&lt;/cmathFormule&gt;</annotation>
  </semantics>
</math>
</file>

<file path=Object 10/content.xml><?xml version="1.0" encoding="utf-8"?>
<math xmlns="http://www.w3.org/1998/Math/MathML" display="block">
  <semantics>
    <mrow>
      <mrow>
        <mfrac>
          <mn>1</mn>
          <mn>4</mn>
        </mfrac>
        <mo stretchy="false">×</mo>
        <mi>a</mi>
      </mrow>
      <mo stretchy="false">+</mo>
      <msup>
        <mrow>
          <mn>2</mn>
          <mi>a</mi>
        </mrow>
        <mn>2</mn>
      </msup>
      <mo stretchy="false">+</mo>
      <mrow>
        <mfrac>
          <mn>3</mn>
          <mn>4</mn>
        </mfrac>
        <mo stretchy="false">×</mo>
        <mi>a</mi>
      </mrow>
      <mo stretchy="false">−</mo>
      <msup>
        <mrow>
          <mo fence="true" stretchy="true">(</mo>
          <mrow>
            <mrow>
              <mfrac>
                <mn>1</mn>
                <mn>2</mn>
              </mfrac>
              <mo stretchy="false">×</mo>
              <mi>a</mi>
            </mrow>
          </mrow>
          <mo fence="true" stretchy="true">)</mo>
        </mrow>
        <mn>2</mn>
      </msup>
    </mrow>
    <annotation encoding="StarMath 5.0">{{{alignc {1}over{4}}} times a}+{{2 a}^{2}}+{{{{alignc {3}over{4}}} times a}-{{ left( {{alignc {1}over{2}}} times a right) }^{2}}}%%&lt;cmathArbre&gt;«+­«*­«{}­«/­1­4»»­a»­«^­«impMult­2­a»­2»­«-­«*­«{}­«/­3­4»»­a»­«^­«*­«{}­«/­1­2»»­a»­2»»»&lt;/cmathArbre&gt;&lt;cmathFormule&gt;{1/4}a+2a^2+{3/4}a-{1/2}a^2&lt;/cmathFormule&gt;</annotation>
  </semantics>
</math>
</file>

<file path=Object 11/content.xml><?xml version="1.0" encoding="utf-8"?>
<math xmlns="http://www.w3.org/1998/Math/MathML" display="block">
  <semantics>
    <mrow>
      <mrow>
        <mi mathvariant="italic">ab</mi>
        <mo stretchy="false">×</mo>
        <mi mathvariant="italic">ab</mi>
      </mrow>
      <mo stretchy="false">+</mo>
      <mrow>
        <mrow>
          <mi>b</mi>
          <mo stretchy="false">×</mo>
          <mn>7</mn>
        </mrow>
        <mi>b</mi>
      </mrow>
      <mo stretchy="false">+</mo>
      <mrow>
        <mn>5</mn>
        <mo stretchy="false">×</mo>
        <msup>
          <mi>b</mi>
          <mn>2</mn>
        </msup>
      </mrow>
      <mo stretchy="false">+</mo>
      <mrow>
        <mn>4</mn>
        <mrow>
          <mi>a</mi>
          <mo stretchy="false">×</mo>
          <mi mathvariant="italic">ab</mi>
        </mrow>
      </mrow>
      <mo stretchy="false">+</mo>
      <mrow>
        <msup>
          <mrow>
            <mn>5</mn>
            <mi>a</mi>
          </mrow>
          <mn>2</mn>
        </msup>
        <mo stretchy="false">×</mo>
        <msup>
          <mrow>
            <mn>2</mn>
            <mi>b</mi>
          </mrow>
          <mn>2</mn>
        </msup>
      </mrow>
    </mrow>
    <annotation encoding="StarMath 5.0">{ab times ab}+{b times 7 b}+{5 times {b}^{2}}+{4 a times ab}+{{5 a}^{2} times {2 b}^{2}}%%&lt;cmathArbre&gt;«+­«*­ab­ab»­«*­b­«impMult­7­b»»­«*­5­«^­b­2»»­«*­«impMult­4­a»­ab»­«*­«^­«impMult­5­a»­2»­«^­«impMult­2­b»­2»»»&lt;/cmathArbre&gt;&lt;cmathFormule&gt;ab*ab+b*7b+5*b^2+4a*ab+5a^2*2b^2&lt;/cmathFormule&gt;</annotation>
  </semantics>
</math>
</file>

<file path=Object 12/content.xml><?xml version="1.0" encoding="utf-8"?>
<math xmlns="http://www.w3.org/1998/Math/MathML" display="block">
  <semantics>
    <mrow>
      <mi>a</mi>
      <mo stretchy="false">+</mo>
      <mrow>
        <mn>9</mn>
        <mrow>
          <mi>a</mi>
          <mo stretchy="false">×</mo>
          <mi mathvariant="italic">ab</mi>
        </mrow>
      </mrow>
      <mo stretchy="false">+</mo>
      <mrow>
        <mi>a</mi>
        <mo stretchy="false">×</mo>
        <mn>3</mn>
      </mrow>
      <mo stretchy="false">+</mo>
      <mrow>
        <mn>8</mn>
        <mi>a</mi>
      </mrow>
      <mo stretchy="false">+</mo>
      <mi>a</mi>
      <mo stretchy="false">−</mo>
      <mrow>
        <msup>
          <mi>a</mi>
          <mn>2</mn>
        </msup>
        <mo stretchy="false">×</mo>
        <mi>b</mi>
      </mrow>
    </mrow>
    <annotation encoding="StarMath 5.0">{a}+{9 a times ab}+{a times 3}+{8 a}+{{a}-{{{a}^{2}} times b}}%%&lt;cmathArbre&gt;«+­a­«*­«impMult­9­a»­ab»­«*­a­3»­«impMult­8­a»­«-­a­«*­«{}­«^­a­2»»­b»»»&lt;/cmathArbre&gt;&lt;cmathFormule&gt;a+9a*ab+a*3+8a+a-{a^2}b&lt;/cmathFormule&gt;</annotation>
  </semantics>
</math>
</file>

<file path=Object 13/content.xml><?xml version="1.0" encoding="utf-8"?>
<math xmlns="http://www.w3.org/1998/Math/MathML" display="block">
  <semantics>
    <mrow>
      <mn>50</mn>
      <mo stretchy="false">−</mo>
      <mrow>
        <mo fence="true" stretchy="false">(</mo>
        <mrow>
          <mrow>
            <mi>x</mi>
            <mo stretchy="false">+</mo>
            <mn>20</mn>
          </mrow>
        </mrow>
        <mo fence="true" stretchy="false">)</mo>
      </mrow>
    </mrow>
    <annotation encoding="StarMath 5.0">{50}-{({x}+{20})}%%&lt;cmathArbre&gt;«-­50­«()­«+­x­20»»»&lt;/cmathArbre&gt;&lt;cmathFormule&gt;50-(x+20)&lt;/cmathFormule&gt;</annotation>
  </semantics>
</math>
</file>

<file path=Object 14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n>10</mn>
              <mo stretchy="false">+</mo>
              <mi>x</mi>
            </mrow>
          </mrow>
          <mo fence="true" stretchy="false">)</mo>
        </mrow>
      </mrow>
      <mo stretchy="false">+</mo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</mrow>
    <annotation encoding="StarMath 5.0">{-({10}+{x})}+{({x}+{5})}%%&lt;cmathArbre&gt;«+­«-­«()­«+­10­x»»»­«()­«+­x­5»»»&lt;/cmathArbre&gt;&lt;cmathFormule&gt;-(10+x)+(x+5)&lt;/cmathFormule&gt;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n>2</mn>
            </msup>
            <mo stretchy="false">−</mo>
            <mrow>
              <mn>4</mn>
              <mi>x</mi>
            </mrow>
          </mrow>
        </mrow>
        <mo fence="true" stretchy="false">)</mo>
      </mrow>
      <mo stretchy="false">−</mo>
      <mrow>
        <mo fence="true" stretchy="false">(</mo>
        <mrow>
          <mrow>
            <msup>
              <mrow>
                <mn>5</mn>
                <mi>x</mi>
              </mrow>
              <mn>2</mn>
            </msup>
            <mo stretchy="false">+</mo>
            <mrow>
              <mn>2</mn>
              <mi>x</mi>
            </mrow>
            <mo stretchy="false">−</mo>
            <mn>1</mn>
          </mrow>
        </mrow>
        <mo fence="true" stretchy="false">)</mo>
      </mrow>
    </mrow>
    <annotation encoding="StarMath 5.0">{({{x}^{2}}-{4 x})}-{({{5 x}^{2}}+{{2 x}-{1}})}%%&lt;cmathArbre&gt;«-­«()­«-­«^­x­2»­«impMult­4­x»»»­«()­«+­«^­«impMult­5­x»­2»­«-­«impMult­2­x»­1»»»»&lt;/cmathArbre&gt;&lt;cmathFormule&gt;(x^2-4x)-(5x^2+2x-1)&lt;/cmathFormule&gt;</annotation>
  </semantics>
</math>
</file>

<file path=Object 16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n>3</mn>
              <mo stretchy="false">−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</mrow>
      <mo stretchy="false">+</mo>
      <mrow>
        <mo fence="true" stretchy="false">(</mo>
        <mrow>
          <mrow>
            <mrow>
              <mrow>
                <mo stretchy="false">−</mo>
                <mn>2</mn>
              </mrow>
              <mi>x</mi>
            </mrow>
            <mo stretchy="false">+</mo>
            <msup>
              <mrow>
                <mn>3</mn>
                <mi>x</mi>
              </mrow>
              <mn>2</mn>
            </msup>
            <mo stretchy="false">−</mo>
            <mn>8</mn>
          </mrow>
        </mrow>
        <mo fence="true" stretchy="false">)</mo>
      </mrow>
    </mrow>
    <annotation encoding="StarMath 5.0">{-({{3}-{x}}+{{x}^{2}})}+{({-2 x}+{{{3 x}^{2}}-{8}})}%%&lt;cmathArbre&gt;«+­«-­«()­«+­«-­3­x»­«^­x­2»»»»­«()­«+­«-­«impMult­2­x»»­«-­«^­«impMult­3­x»­2»­8»»»»&lt;/cmathArbre&gt;&lt;cmathFormule&gt;-(3-x+x^2)+(-2x+3x^2-8)&lt;/cmathFormule&gt;</annotation>
  </semantics>
</math>
</file>

<file path=Object 17/content.xml><?xml version="1.0" encoding="utf-8"?>
<math xmlns="http://www.w3.org/1998/Math/MathML" display="block">
  <semantics>
    <mrow>
      <mi>x</mi>
      <mo stretchy="false">−</mo>
      <mn>4</mn>
      <mo stretchy="false">−</mo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o stretchy="false">+</mo>
      <mrow>
        <mo fence="true" stretchy="false">(</mo>
        <mrow>
          <mrow>
            <mi>x</mi>
            <mo stretchy="false">+</mo>
            <mn>5</mn>
          </mrow>
        </mrow>
        <mo fence="true" stretchy="false">)</mo>
      </mrow>
    </mrow>
    <annotation encoding="StarMath 5.0">{{{x}-{4}}-{({2}+{x})}}+{({x}+{5})}%%&lt;cmathArbre&gt;«+­«-­«-­x­4»­«()­«+­2­x»»»­«()­«+­x­5»»»&lt;/cmathArbre&gt;&lt;cmathFormule&gt;x-4-(2+x)+(x+5)&lt;/cmathFormule&gt;</annotation>
  </semantics>
</math>
</file>

<file path=Object 18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i>x</mi>
              <mo stretchy="false">−</mo>
              <mn>8</mn>
            </mrow>
          </mrow>
          <mo fence="true" stretchy="false">)</mo>
        </mrow>
      </mrow>
      <mo stretchy="false">+</mo>
      <mrow>
        <mo fence="true" stretchy="false">(</mo>
        <mrow>
          <mrow>
            <mi>x</mi>
            <mo stretchy="false">−</mo>
            <mn>6</mn>
          </mrow>
        </mrow>
        <mo fence="true" stretchy="false">)</mo>
      </mrow>
      <mo stretchy="false">−</mo>
      <mrow>
        <mo fence="true" stretchy="false">(</mo>
        <mrow>
          <mrow>
            <mn>7</mn>
            <mo stretchy="false">−</mo>
            <mi>x</mi>
          </mrow>
        </mrow>
        <mo fence="true" stretchy="false">)</mo>
      </mrow>
    </mrow>
    <annotation encoding="StarMath 5.0">{-({x}-{8})}+{{({x}-{6})}-{({7}-{x})}}%%&lt;cmathArbre&gt;«+­«-­«()­«-­x­8»»»­«-­«()­«-­x­6»»­«()­«-­7­x»»»»&lt;/cmathArbre&gt;&lt;cmathFormule&gt;-(x-8)+(x-6)-(7-x)&lt;/cmathFormule&gt;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n>2</mn>
            </msup>
            <mo stretchy="false">+</mo>
            <mrow>
              <mn>5</mn>
              <mi>x</mi>
            </mrow>
            <mo stretchy="false">−</mo>
            <mn>4</mn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sup>
                <mrow>
                  <mn>2</mn>
                  <mi>x</mi>
                </mrow>
                <mn>2</mn>
              </msup>
            </mrow>
            <mo stretchy="false">+</mo>
            <mrow>
              <mn>9</mn>
              <mi>x</mi>
            </mrow>
            <mo stretchy="false">−</mo>
            <mn>7</mn>
          </mrow>
        </mrow>
        <mo fence="true" stretchy="false">)</mo>
      </mrow>
    </mrow>
    <annotation encoding="StarMath 5.0">{({{x}^{2}}+{{5 x}-{4}})}-{({-{2 x}^{2}}+{{9 x}-{7}})}%%&lt;cmathArbre&gt;«-­«()­«+­«^­x­2»­«-­«impMult­5­x»­4»»»­«()­«+­«-­«^­«impMult­2­x»­2»»­«-­«impMult­9­x»­7»»»»&lt;/cmathArbre&gt;&lt;cmathFormule&gt;(x^2+5x-4)-(-2x^2+9x-7)&lt;/cmathFormule&gt;</annotation>
  </semantics>
</math>
</file>

<file path=Object 2/content.xml><?xml version="1.0" encoding="utf-8"?>
<math xmlns="http://www.w3.org/1998/Math/MathML" display="block">
  <semantics>
    <mrow>
      <msup>
        <mrow>
          <mn>7</mn>
          <mi>x</mi>
        </mrow>
        <mn>2</mn>
      </msup>
      <mo stretchy="false">+</mo>
      <mrow>
        <mn>8</mn>
        <mi>x</mi>
      </mrow>
      <mo stretchy="false">−</mo>
      <mn>3</mn>
      <mo stretchy="false">−</mo>
      <msup>
        <mrow>
          <mn>4</mn>
          <mi>x</mi>
        </mrow>
        <mn>2</mn>
      </msup>
      <mo stretchy="false">−</mo>
      <mrow>
        <mn>3</mn>
        <mi>x</mi>
      </mrow>
      <mo stretchy="false">−</mo>
      <mn>4</mn>
    </mrow>
    <annotation encoding="StarMath 5.0">{{7 x}^{2}}+{{{{{8 x}-{3}}-{{4 x}^{2}}}-{3 x}}-{4}}%%&lt;cmathArbre&gt;«+­«^­«impMult­7­x»­2»­«-­«-­«-­«-­«impMult­8­x»­3»­«^­«impMult­4­x»­2»»­«impMult­3­x»»­4»»&lt;/cmathArbre&gt;&lt;cmathFormule&gt;7x^2+8x-3-4x^2-3x-4&lt;/cmathFormule&gt;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row>
              <mn>6</mn>
              <mi>x</mi>
            </mrow>
            <mo stretchy="false">−</mo>
            <mn>1</mn>
          </mrow>
        </mrow>
        <mo fence="true" stretchy="false">)</mo>
      </mrow>
      <mo stretchy="false">+</mo>
      <mn>7</mn>
      <mo stretchy="false">−</mo>
      <mrow>
        <mo fence="true" stretchy="false">(</mo>
        <mrow>
          <mrow>
            <mn>3</mn>
            <mo stretchy="false">−</mo>
            <mrow>
              <mn>6</mn>
              <mi>x</mi>
            </mrow>
          </mrow>
        </mrow>
        <mo fence="true" stretchy="false">)</mo>
      </mrow>
    </mrow>
    <annotation encoding="StarMath 5.0">{({6 x}-{1})}+{{7}-{({3}-{6 x})}}%%&lt;cmathArbre&gt;«+­«()­«-­«impMult­6­x»­1»»­«-­7­«()­«-­3­«impMult­6­x»»»»»&lt;/cmathArbre&gt;&lt;cmathFormule&gt;(6x-1)+7-(3-6x)&lt;/cmathFormule&gt;</annotation>
  </semantics>
</math>
</file>

<file path=Object 21/content.xml><?xml version="1.0" encoding="utf-8"?>
<math xmlns="http://www.w3.org/1998/Math/MathML" display="block">
  <semantics>
    <mrow>
      <mrow>
        <mn>11</mn>
        <mi>x</mi>
      </mrow>
      <mo stretchy="false">+</mo>
      <mn>7</mn>
      <mo stretchy="false">−</mo>
      <mrow>
        <mo fence="true" stretchy="false">(</mo>
        <mrow>
          <mrow>
            <mrow>
              <mn>5</mn>
              <mi>x</mi>
            </mrow>
            <mo stretchy="false">−</mo>
            <mn>3</mn>
          </mrow>
        </mrow>
        <mo fence="true" stretchy="false">)</mo>
      </mrow>
      <mo stretchy="false">+</mo>
      <mrow>
        <mo fence="true" stretchy="false">(</mo>
        <mrow>
          <mrow>
            <mi>x</mi>
            <mo stretchy="false">−</mo>
            <mn>21</mn>
          </mrow>
        </mrow>
        <mo fence="true" stretchy="false">)</mo>
      </mrow>
    </mrow>
    <annotation encoding="StarMath 5.0">{11 x}+{{7}-{({5 x}-{3})}}+{({x}-{21})}%%&lt;cmathArbre&gt;«+­«impMult­11­x»­«-­7­«()­«-­«impMult­5­x»­3»»»­«()­«-­x­21»»»&lt;/cmathArbre&gt;&lt;cmathFormule&gt;11x+7-(5x-3)+(x-21)&lt;/cmathFormule&gt;</annotation>
  </semantics>
</math>
</file>

<file path=Object 22/content.xml><?xml version="1.0" encoding="utf-8"?>
<math xmlns="http://www.w3.org/1998/Math/MathML" display="block">
  <semantics>
    <mrow>
      <mrow>
        <mo stretchy="false">−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o stretchy="false">+</mo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−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-({x}+{1})}+{{({x}-{1})}-{({x}+{2})}}%%&lt;cmathArbre&gt;«+­«-­«()­«+­x­1»»»­«-­«()­«-­x­1»»­«()­«+­x­2»»»»&lt;/cmathArbre&gt;&lt;cmathFormule&gt;-(x+1)+(x-1)-(x+2)&lt;/cmathFormule&gt;</annotation>
  </semantics>
</math>
</file>

<file path=Object 23/content.xml><?xml version="1.0" encoding="utf-8"?>
<math xmlns="http://www.w3.org/1998/Math/MathML" display="block">
  <semantics>
    <mrow>
      <mi>x</mi>
      <mo stretchy="false">−</mo>
      <mrow>
        <mo fence="true" stretchy="false">(</mo>
        <mrow>
          <mrow>
            <mi>x</mi>
            <mo stretchy="false">−</mo>
            <mrow>
              <mo fence="true" stretchy="false">(</mo>
              <mrow>
                <mrow>
                  <mi>x</mi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{x}-{({x}-{({x}-{({x}-{1})})})}%%&lt;cmathArbre&gt;«-­x­«()­«-­x­«()­«-­x­«()­«-­x­1»»»»»»»&lt;/cmathArbre&gt;&lt;cmathFormule&gt;x-(x-(x-(x-1)))&lt;/cmathFormule&gt;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row>
              <mn>6</mn>
              <mi>x</mi>
            </mrow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−</mo>
              <mn>3</mn>
            </mrow>
            <mo stretchy="false">−</mo>
            <mrow>
              <mn>2</mn>
              <mi>x</mi>
            </mrow>
          </mrow>
        </mrow>
        <mo fence="true" stretchy="false">)</mo>
      </mrow>
      <mo stretchy="false">−</mo>
      <mn>3</mn>
    </mrow>
    <annotation encoding="StarMath 5.0">{{({x}-{6 x})}-{({-3}-{2 x})}}-{3}%%&lt;cmathArbre&gt;«-­«-­«()­«-­x­«impMult­6­x»»»­«()­«-­«-­3»­«impMult­2­x»»»»­3»&lt;/cmathArbre&gt;&lt;cmathFormule&gt;(x-6x)-(-3-2x)-3&lt;/cmathFormule&gt;</annotation>
  </semantics>
</math>
</file>

<file path=Object 25/content.xml><?xml version="1.0" encoding="utf-8"?>
<math xmlns="http://www.w3.org/1998/Math/MathML" display="block">
  <semantics>
    <mrow>
      <mrow>
        <mo stretchy="false">−</mo>
        <msup>
          <mrow>
            <mo fence="true" stretchy="true">(</mo>
            <mrow>
              <mrow>
                <mfrac>
                  <mn>1</mn>
                  <mn>4</mn>
                </mfrac>
                <mo stretchy="false">×</mo>
                <mi>x</mi>
              </mrow>
            </mrow>
            <mo fence="true" stretchy="true">)</mo>
          </mrow>
          <mn>2</mn>
        </msup>
      </mrow>
      <mo stretchy="false">×</mo>
      <mrow>
        <mo fence="true" stretchy="false">(</mo>
        <mrow>
          <mrow>
            <mrow>
              <mo stretchy="false">−</mo>
              <mn>2</mn>
            </mrow>
            <mi>x</mi>
          </mrow>
        </mrow>
        <mo fence="true" stretchy="false">)</mo>
      </mrow>
      <mo stretchy="false">×</mo>
      <mfrac>
        <mn>8</mn>
        <mn>3</mn>
      </mfrac>
    </mrow>
    <annotation encoding="StarMath 5.0">-{ left( {{alignc {1}over{4}}} times x right) }^{2} times (-2 x) times {{alignc {8}over{3}}}%%&lt;cmathArbre&gt;«-­«*­«^­«*­«{}­«/­1­4»»­x»­2»­«()­«-­«impMult­2­x»»»­«{}­«/­8­3»»»»&lt;/cmathArbre&gt;&lt;cmathFormule&gt;-{1/4}x^2*(-2x)*{8/3}&lt;/cmathFormule&gt;</annotation>
  </semantics>
</math>
</file>

<file path=Object 26/content.xml><?xml version="1.0" encoding="utf-8"?>
<math xmlns="http://www.w3.org/1998/Math/MathML" display="block">
  <semantics>
    <mrow>
      <mrow>
        <mn>2</mn>
        <mi>a</mi>
      </mrow>
      <mo stretchy="false">−</mo>
      <mrow>
        <mo fence="true" stretchy="false">(</mo>
        <mrow>
          <mrow>
            <mrow>
              <mn>3</mn>
              <mi>b</mi>
            </mrow>
            <mo stretchy="false">+</mo>
            <mrow>
              <mn>2</mn>
              <mi>a</mi>
            </mrow>
            <mo stretchy="false">−</mo>
            <mn>1</mn>
          </mrow>
        </mrow>
        <mo fence="true" stretchy="false">)</mo>
      </mrow>
      <mo stretchy="false">−</mo>
      <mrow>
        <mo fence="true" stretchy="true">[</mo>
        <mrow>
          <mrow>
            <mi>a</mi>
            <mo stretchy="false">−</mo>
            <mrow>
              <mo fence="true" stretchy="false">(</mo>
              <mrow>
                <mrow>
                  <mrow>
                    <mn>2</mn>
                    <mi>b</mi>
                  </mrow>
                  <mo stretchy="false">+</mo>
                  <mn>4</mn>
                </mrow>
              </mrow>
              <mo fence="true" stretchy="false">)</mo>
            </mrow>
          </mrow>
        </mrow>
        <mo fence="true" stretchy="true">]</mo>
      </mrow>
    </mrow>
    <annotation encoding="StarMath 5.0">{{2 a}-{({3 b}+{{2 a}-{1}})}}-{ left[{{a}-{({2 b}+{4})}} right]}%%&lt;cmathArbre&gt;«-­«-­«impMult­2­a»­«()­«+­«impMult­3­b»­«-­«impMult­2­a»­1»»»»­«[]­«-­a­«()­«+­«impMult­2­b»­4»»»»»&lt;/cmathArbre&gt;&lt;cmathFormule&gt;2a-(3b+2a-1)-[a-(2b+4)]&lt;/cmathFormule&gt;</annotation>
  </semantics>
</math>
</file>

<file path=Object 27/content.xml><?xml version="1.0" encoding="utf-8"?>
<math xmlns="http://www.w3.org/1998/Math/MathML" display="block">
  <semantics>
    <mrow>
      <mn>2</mn>
      <mrow>
        <mo fence="true" stretchy="false">(</mo>
        <mrow>
          <mrow>
            <mn>5</mn>
            <mo stretchy="false">−</mo>
            <mi>x</mi>
          </mrow>
        </mrow>
        <mo fence="true" stretchy="false">)</mo>
      </mrow>
    </mrow>
    <annotation encoding="StarMath 5.0">2 ({5}-{x})%%&lt;cmathArbre&gt;«*­2­«()­«-­5­x»»»&lt;/cmathArbre&gt;&lt;cmathFormule&gt;2(5-x)&lt;/cmathFormule&gt;</annotation>
  </semantics>
</math>
</file>

<file path=Object 28/content.xml><?xml version="1.0" encoding="utf-8"?>
<math xmlns="http://www.w3.org/1998/Math/MathML" display="block">
  <semantics>
    <mrow>
      <mn>3</mn>
      <mrow>
        <mo fence="true" stretchy="false">(</mo>
        <mrow>
          <mrow>
            <mrow>
              <mn>2</mn>
              <mi>x</mi>
            </mrow>
            <mo stretchy="false">−</mo>
            <mn>6</mn>
          </mrow>
        </mrow>
        <mo fence="true" stretchy="false">)</mo>
      </mrow>
    </mrow>
    <annotation encoding="StarMath 5.0">3 ({2 x}-{6})%%&lt;cmathArbre&gt;«*­3­«()­«-­«impMult­2­x»­6»»»&lt;/cmathArbre&gt;&lt;cmathFormule&gt;3(2x-6)&lt;/cmathFormule&gt;</annotation>
  </semantics>
</math>
</file>

<file path=Object 29/content.xml><?xml version="1.0" encoding="utf-8"?>
<math xmlns="http://www.w3.org/1998/Math/MathML" display="block">
  <semantics>
    <mrow>
      <mrow>
        <mn>2</mn>
        <mi>x</mi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o stretchy="false">+</mo>
      <mrow>
        <mi>x</mi>
        <mrow>
          <mo fence="true" stretchy="false">(</mo>
          <mrow>
            <mrow>
              <mrow>
                <mn>5</mn>
                <mi>x</mi>
              </mrow>
              <mo stretchy="false">−</mo>
              <mn>2</mn>
            </mrow>
          </mrow>
          <mo fence="true" stretchy="false">)</mo>
        </mrow>
      </mrow>
    </mrow>
    <annotation encoding="StarMath 5.0">{2 x ({x}+{1})}+{x ({5 x}-{2})}%%&lt;cmathArbre&gt;«+­«impMult­2­«x­«()­«+­x­1»»»»­«x­«()­«-­«impMult­5­x»­2»»»»&lt;/cmathArbre&gt;&lt;cmathFormule&gt;2x(x+1)+x(5x-2)&lt;/cmathFormule&gt;</annotation>
  </semantics>
</math>
</file>

<file path=Object 3/content.xml><?xml version="1.0" encoding="utf-8"?>
<math xmlns="http://www.w3.org/1998/Math/MathML" display="block">
  <semantics>
    <mrow>
      <mrow>
        <mn>7</mn>
        <mi>x</mi>
      </mrow>
      <mo stretchy="false">+</mo>
      <mn>3</mn>
      <mo stretchy="false">−</mo>
      <msup>
        <mrow>
          <mn>3</mn>
          <mi>x</mi>
        </mrow>
        <mn>2</mn>
      </msup>
      <mo stretchy="false">−</mo>
      <mrow>
        <mn>3</mn>
        <mi>x</mi>
      </mrow>
      <mo stretchy="false">+</mo>
      <mn>9</mn>
    </mrow>
    <annotation encoding="StarMath 5.0">{7 x}+{{{3}-{{3 x}^{2}}}-{3 x}}+{9}%%&lt;cmathArbre&gt;«+­«impMult­7­x»­«-­«-­3­«^­«impMult­3­x»­2»»­«impMult­3­x»»­9»&lt;/cmathArbre&gt;&lt;cmathFormule&gt;7x+3-3x^2-3x+9&lt;/cmathFormule&gt;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3</mn>
              </mrow>
              <mi>x</mi>
            </mrow>
            <mo stretchy="false">+</mo>
            <mn>5</mn>
          </mrow>
        </mrow>
        <mo fence="true" stretchy="false">)</mo>
      </mrow>
      <mrow>
        <mo fence="true" stretchy="false">(</mo>
        <mrow>
          <mrow>
            <mrow>
              <mn>2</mn>
              <mi>x</mi>
            </mrow>
            <mo stretchy="false">−</mo>
            <mn>3</mn>
          </mrow>
        </mrow>
        <mo fence="true" stretchy="false">)</mo>
      </mrow>
    </mrow>
    <annotation encoding="StarMath 5.0">({-3 x}+{5}) ({2 x}-{3})%%&lt;cmathArbre&gt;«*­«()­«+­«-­«impMult­3­x»»­5»»­«()­«-­«impMult­2­x»­3»»»&lt;/cmathArbre&gt;&lt;cmathFormule&gt;(-3x+5)(2x-3)&lt;/cmathFormule&gt;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({x}+{3}) ({x}+{4})%%&lt;cmathArbre&gt;«*­«()­«+­x­3»»­«()­«+­x­4»»»&lt;/cmathArbre&gt;&lt;cmathFormule&gt;(x+3)(x+4)&lt;/cmathFormule&gt;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o fence="true" stretchy="false">(</mo>
        <mrow>
          <mrow>
            <mi>x</mi>
            <mo stretchy="false">+</mo>
            <mn>6</mn>
          </mrow>
        </mrow>
        <mo fence="true" stretchy="false">)</mo>
      </mrow>
    </mrow>
    <annotation encoding="StarMath 5.0">({x}-{3}) ({x}+{6})%%&lt;cmathArbre&gt;«*­«()­«-­x­3»»­«()­«+­x­6»»»&lt;/cmathArbre&gt;&lt;cmathFormule&gt;(x-3)(x+6)&lt;/cmathFormule&gt;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row>
        <mo fence="true" stretchy="false">(</mo>
        <mrow>
          <mrow>
            <mi>x</mi>
            <mo stretchy="false">−</mo>
            <mfrac>
              <mn>5</mn>
              <mn>2</mn>
            </mfrac>
          </mrow>
        </mrow>
        <mo fence="true" stretchy="false">)</mo>
      </mrow>
    </mrow>
    <annotation encoding="StarMath 5.0">({x}-{{alignc {1}over{2}}}) ({x}-{{alignc {5}over{2}}})%%&lt;cmathArbre&gt;«*­«()­«-­x­«/­1­2»»»­«()­«-­x­«/­5­2»»»»&lt;/cmathArbre&gt;&lt;cmathFormule&gt;(x-1/2)(x-5/2)&lt;/cmathFormule&gt;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</mrow>
      <mo stretchy="false">+</mo>
      <msup>
        <mrow>
          <mn>5</mn>
          <mi>x</mi>
        </mrow>
        <mn>2</mn>
      </msup>
      <mo stretchy="false">−</mo>
      <mrow>
        <mn>3</mn>
        <mi>x</mi>
      </mrow>
      <mo stretchy="false">−</mo>
      <mn>6</mn>
    </mrow>
    <annotation encoding="StarMath 5.0">{({x}+{2}) ({x}+{4})}+{{{{5 x}^{2}}-{3 x}}-{6}}%%&lt;cmathArbre&gt;«+­«*­«()­«+­x­2»»­«()­«+­x­4»»»­«-­«-­«^­«impMult­5­x»­2»­«impMult­3­x»»­6»»&lt;/cmathArbre&gt;&lt;cmathFormule&gt;(x+2)(x+4)+5x^2-3x-6&lt;/cmathFormule&gt;</annotation>
  </semantics>
</math>
</file>

<file path=Object 35/content.xml><?xml version="1.0" encoding="utf-8"?>
<math xmlns="http://www.w3.org/1998/Math/MathML" display="block">
  <semantics>
    <mrow>
      <mn>5</mn>
      <mi>x</mi>
      <mrow>
        <mo fence="true" stretchy="false">(</mo>
        <mrow>
          <mrow>
            <mrow>
              <mo stretchy="false">−</mo>
              <mfrac>
                <mn>7</mn>
                <mn>5</mn>
              </mfrac>
            </mrow>
            <mo stretchy="false">−</mo>
            <mrow>
              <mn>2</mn>
              <mi>x</mi>
            </mrow>
          </mrow>
        </mrow>
        <mo fence="true" stretchy="false">)</mo>
      </mrow>
    </mrow>
    <annotation encoding="StarMath 5.0">5 x ({-{{alignc {7}over{5}}}}-{2 x})%%&lt;cmathArbre&gt;«impMult­5­«x­«()­«-­«-­«{}­«/­7­5»»»­«impMult­2­x»»»»»&lt;/cmathArbre&gt;&lt;cmathFormule&gt;5x(-{7/5}-2x)&lt;/cmathFormule&gt;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i>x</mi>
            </mrow>
            <mo stretchy="false">+</mo>
            <mn>3</mn>
          </mrow>
        </mrow>
        <mo fence="true" stretchy="false">)</mo>
      </mrow>
      <mrow>
        <mo fence="true" stretchy="false">(</mo>
        <mrow>
          <mrow>
            <mrow>
              <mn>3</mn>
              <mi>x</mi>
            </mrow>
            <mo stretchy="false">−</mo>
            <mn>5</mn>
          </mrow>
        </mrow>
        <mo fence="true" stretchy="false">)</mo>
      </mrow>
    </mrow>
    <annotation encoding="StarMath 5.0">({2 x}+{3}) ({3 x}-{5})%%&lt;cmathArbre&gt;«*­«()­«+­«impMult­2­x»­3»»­«()­«-­«impMult­3­x»­5»»»&lt;/cmathArbre&gt;&lt;cmathFormule&gt;(2x+3)(3x-5)&lt;/cmathFormule&gt;</annotation>
  </semantics>
</math>
</file>

<file path=Object 37/content.xml><?xml version="1.0" encoding="utf-8"?>
<math xmlns="http://www.w3.org/1998/Math/MathML" display="block">
  <semantics>
    <mrow>
      <mrow>
        <mo stretchy="false">−</mo>
        <mn>4</mn>
      </mrow>
      <mi>x</mi>
      <mrow>
        <mo fence="true" stretchy="false">(</mo>
        <mrow>
          <mrow>
            <mi>x</mi>
            <mo stretchy="false">−</mo>
            <mn>9</mn>
          </mrow>
        </mrow>
        <mo fence="true" stretchy="false">)</mo>
      </mrow>
    </mrow>
    <annotation encoding="StarMath 5.0">-4 x ({x}-{9})%%&lt;cmathArbre&gt;«-­«impMult­4­«x­«()­«-­x­9»»»»»&lt;/cmathArbre&gt;&lt;cmathFormule&gt;-4x(x-9)&lt;/cmathFormule&gt;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({x}-{1}) ({x}+{1})%%&lt;cmathArbre&gt;«*­«()­«-­x­1»»­«()­«+­x­1»»»&lt;/cmathArbre&gt;&lt;cmathFormule&gt;(x-1)(x+1)&lt;/cmathFormule&gt;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row>
              <mn>3</mn>
              <mi>x</mi>
            </mrow>
            <mo stretchy="false">+</mo>
            <mn>4</mn>
          </mrow>
        </mrow>
        <mo fence="true" stretchy="false">)</mo>
      </mrow>
      <mrow>
        <mo fence="true" stretchy="false">(</mo>
        <mrow>
          <mrow>
            <mrow>
              <mn>2</mn>
              <mi>x</mi>
            </mrow>
            <mo stretchy="false">+</mo>
            <mn>3</mn>
          </mrow>
        </mrow>
        <mo fence="true" stretchy="false">)</mo>
      </mrow>
    </mrow>
    <annotation encoding="StarMath 5.0">({3 x}+{4}) ({2 x}+{3})%%&lt;cmathArbre&gt;«*­«()­«+­«impMult­3­x»­4»»­«()­«+­«impMult­2­x»­3»»»&lt;/cmathArbre&gt;&lt;cmathFormule&gt;(3x+4)(2x+3)&lt;/cmathFormule&gt;</annotation>
  </semantics>
</math>
</file>

<file path=Object 4/content.xml><?xml version="1.0" encoding="utf-8"?>
<math xmlns="http://www.w3.org/1998/Math/MathML" display="block">
  <semantics>
    <mrow>
      <mrow>
        <mo stretchy="false">−</mo>
        <mn>3</mn>
      </mrow>
      <mo stretchy="false">+</mo>
      <mrow>
        <mn>2</mn>
        <mi>x</mi>
      </mrow>
      <mo stretchy="false">+</mo>
      <msup>
        <mi>x</mi>
        <mn>2</mn>
      </msup>
      <mo stretchy="false">−</mo>
      <mrow>
        <mn>5</mn>
        <mi>x</mi>
      </mrow>
      <mo stretchy="false">+</mo>
      <msup>
        <mrow>
          <mn>4</mn>
          <mi>x</mi>
        </mrow>
        <mn>2</mn>
      </msup>
      <mo stretchy="false">−</mo>
      <mn>1</mn>
    </mrow>
    <annotation encoding="StarMath 5.0">{-3}+{2 x}+{{{x}^{2}}-{5 x}}+{{{4 x}^{2}}-{1}}%%&lt;cmathArbre&gt;«+­«-­3»­«impMult­2­x»­«-­«^­x­2»­«impMult­5­x»»­«-­«^­«impMult­4­x»­2»­1»»&lt;/cmathArbre&gt;&lt;cmathFormule&gt;-3+2x+x^2-5x+4x^2-1&lt;/cmathFormule&gt;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n>7</mn>
              <mi>x</mi>
            </mrow>
            <mo stretchy="false">+</mo>
            <mn>5</mn>
          </mrow>
        </mrow>
        <mo fence="true" stretchy="false">)</mo>
      </mrow>
      <mrow>
        <mo fence="true" stretchy="false">(</mo>
        <mrow>
          <mrow>
            <mrow>
              <mn>5</mn>
              <mi>x</mi>
            </mrow>
            <mo stretchy="false">+</mo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row>
        <mo fence="true" stretchy="false">)</mo>
      </mrow>
    </mrow>
    <annotation encoding="StarMath 5.0">({7 x}+{5}) ({5 x}+{(-3)})%%&lt;cmathArbre&gt;«*­«()­«+­«impMult­7­x»­5»»­«()­«+­«impMult­5­x»­«()­«-­3»»»»»&lt;/cmathArbre&gt;&lt;cmathFormule&gt;(7x+5)(5x+(-3))&lt;/cmathFormule&gt;</annotation>
  </semantics>
</math>
</file>

<file path=Object 41/content.xml><?xml version="1.0" encoding="utf-8"?>
<math xmlns="http://www.w3.org/1998/Math/MathML" display="block">
  <semantics>
    <mrow>
      <mrow>
        <mo stretchy="false">−</mo>
        <mn>5</mn>
      </mrow>
      <mrow>
        <mo fence="true" stretchy="false">(</mo>
        <mrow>
          <mrow>
            <mn>3</mn>
            <mo stretchy="false">−</mo>
            <mrow>
              <mn>2</mn>
              <mi>x</mi>
            </mrow>
          </mrow>
        </mrow>
        <mo fence="true" stretchy="false">)</mo>
      </mrow>
    </mrow>
    <annotation encoding="StarMath 5.0">-5 ({3}-{2 x})%%&lt;cmathArbre&gt;«-­«*­5­«()­«-­3­«impMult­2­x»»»»»&lt;/cmathArbre&gt;&lt;cmathFormule&gt;-5(3-2x)&lt;/cmathFormule&gt;</annotation>
  </semantics>
</math>
</file>

<file path=Object 42/content.xml><?xml version="1.0" encoding="utf-8"?>
<math xmlns="http://www.w3.org/1998/Math/MathML" display="block">
  <semantics>
    <mrow>
      <mrow>
        <mn>5</mn>
        <mi>x</mi>
      </mrow>
      <mo stretchy="false">+</mo>
      <mrow>
        <mn>10</mn>
        <mi>y</mi>
      </mrow>
    </mrow>
    <annotation encoding="StarMath 5.0">{5 x}+{10 y}%%&lt;cmathArbre&gt;«+­«impMult­5­x»­«impMult­10­y»»&lt;/cmathArbre&gt;&lt;cmathFormule&gt;5x+10y&lt;/cmathFormule&gt;</annotation>
  </semantics>
</math>
</file>

<file path=Object 43/content.xml><?xml version="1.0" encoding="utf-8"?>
<math xmlns="http://www.w3.org/1998/Math/MathML" display="block">
  <semantics>
    <msup>
      <mrow>
        <mo fence="true" stretchy="false">(</mo>
        <mrow>
          <mrow>
            <mrow>
              <mn>3</mn>
              <mi>x</mi>
            </mrow>
            <mo stretchy="false">−</mo>
            <mn>5</mn>
          </mrow>
        </mrow>
        <mo fence="true" stretchy="false">)</mo>
      </mrow>
      <mn>2</mn>
    </msup>
    <annotation encoding="StarMath 5.0">{({3 x}-{5})}^{2}%%&lt;cmathArbre&gt;«^­«()­«-­«impMult­3­x»­5»»­2»&lt;/cmathArbre&gt;&lt;cmathFormule&gt;(3x-5)^2&lt;/cmathFormule&gt;</annotation>
  </semantics>
</math>
</file>

<file path=Object 44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n>2</mn>
    </msup>
    <annotation encoding="StarMath 5.0">{({x}+{1})}^{2}%%&lt;cmathArbre&gt;«^­«()­«+­x­1»»­2»&lt;/cmathArbre&gt;&lt;cmathFormule&gt;(x+1)^2&lt;/cmathFormule&gt;</annotation>
  </semantics>
</math>
</file>

<file path=Object 45/content.xml><?xml version="1.0" encoding="utf-8"?>
<math xmlns="http://www.w3.org/1998/Math/MathML" display="block">
  <semantics>
    <mrow>
      <mrow>
        <mrow>
          <mo stretchy="false">−</mo>
          <mn>2</mn>
        </mrow>
        <mrow>
          <mo fence="true" stretchy="false">(</mo>
          <mrow>
            <mrow>
              <mrow>
                <mn>3</mn>
                <mi>x</mi>
              </mrow>
              <mo stretchy="false">+</mo>
              <mn>1</mn>
            </mrow>
          </mrow>
          <mo fence="true" stretchy="false">)</mo>
        </mrow>
      </mrow>
      <mo stretchy="false">−</mo>
      <mrow>
        <mn>3</mn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-2 ({3 x}+{1})}-{3 ({x}+{3})}%%&lt;cmathArbre&gt;«-­«-­«*­2­«()­«+­«impMult­3­x»­1»»»»­«*­3­«()­«+­x­3»»»»&lt;/cmathArbre&gt;&lt;cmathFormule&gt;-2(3x+1)-3(x+3)&lt;/cmathFormule&gt;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i>x</mi>
            </mrow>
            <mo stretchy="false">−</mo>
            <mn>1</mn>
          </mrow>
        </mrow>
        <mo fence="true" stretchy="false">)</mo>
      </mrow>
      <mrow>
        <mo fence="true" stretchy="false">(</mo>
        <mrow>
          <mrow>
            <mrow>
              <mn>2</mn>
              <mi>x</mi>
            </mrow>
            <mo stretchy="false">+</mo>
            <mn>1</mn>
          </mrow>
        </mrow>
        <mo fence="true" stretchy="false">)</mo>
      </mrow>
    </mrow>
    <annotation encoding="StarMath 5.0">({2 x}-{1}) ({2 x}+{1})%%&lt;cmathArbre&gt;«*­«()­«-­«impMult­2­x»­1»»­«()­«+­«impMult­2­x»­1»»»&lt;/cmathArbre&gt;&lt;cmathFormule&gt;(2x-1)(2x+1)&lt;/cmathFormule&gt;</annotation>
  </semantics>
</math>
</file>

<file path=Object 47/content.xml><?xml version="1.0" encoding="utf-8"?>
<math xmlns="http://www.w3.org/1998/Math/MathML" display="block">
  <semantics>
    <mrow>
      <mrow>
        <mn>3</mn>
        <mi>x</mi>
      </mrow>
      <mo stretchy="false">−</mo>
      <mrow>
        <mrow>
          <mo fence="true" stretchy="false">(</mo>
          <mrow>
            <mrow>
              <mrow>
                <mn>7</mn>
                <mi>x</mi>
              </mrow>
              <mo stretchy="false">−</mo>
              <mn>5</mn>
            </mrow>
          </mrow>
          <mo fence="true" stretchy="false">)</mo>
        </mrow>
        <mrow>
          <mo fence="true" stretchy="false">(</mo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row>
                <mn>8</mn>
                <mi>x</mi>
              </mrow>
              <mo stretchy="false">+</mo>
              <mn>9</mn>
            </mrow>
          </mrow>
          <mo fence="true" stretchy="false">)</mo>
        </mrow>
      </mrow>
    </mrow>
    <annotation encoding="StarMath 5.0">{3 x}-{({7 x}-{5}) ({{-{x}^{2}}-{8 x}}+{9})}%%&lt;cmathArbre&gt;«-­«impMult­3­x»­«*­«()­«-­«impMult­7­x»­5»»­«()­«+­«-­«-­«^­x­2»»­«impMult­8­x»»­9»»»»&lt;/cmathArbre&gt;&lt;cmathFormule&gt;3x-(7x-5)(-x^2-8x+9)&lt;/cmathFormule&gt;</annotation>
  </semantics>
</math>
</file>

<file path=Object 48/content.xml><?xml version="1.0" encoding="utf-8"?>
<math xmlns="http://www.w3.org/1998/Math/MathML" display="block">
  <semantics>
    <mrow>
      <mrow>
        <mn>5</mn>
        <mi>x</mi>
        <mrow>
          <mo fence="true" stretchy="false">(</mo>
          <mrow>
            <mrow>
              <mrow>
                <mrow>
                  <mo stretchy="false">−</mo>
                  <mn>3</mn>
                </mrow>
                <mi>x</mi>
              </mrow>
              <mo stretchy="false">−</mo>
              <mn>6</mn>
            </mrow>
          </mrow>
          <mo fence="true" stretchy="false">)</mo>
        </mrow>
      </mrow>
      <mo stretchy="false">−</mo>
      <mrow>
        <mo fence="true" stretchy="false">(</mo>
        <mrow>
          <mrow>
            <mrow>
              <mo stretchy="false">−</mo>
              <msup>
                <mrow>
                  <mn>15</mn>
                  <mi>x</mi>
                </mrow>
                <mn>2</mn>
              </msup>
            </mrow>
            <mo stretchy="false">+</mo>
            <mrow>
              <mn>18</mn>
              <mi>x</mi>
            </mrow>
            <mo stretchy="false">−</mo>
            <mn>6</mn>
          </mrow>
        </mrow>
        <mo fence="true" stretchy="false">)</mo>
      </mrow>
    </mrow>
    <annotation encoding="StarMath 5.0">{5 x ({-3 x}-{6})}-{({-{15 x}^{2}}+{{18 x}-{6}})}%%&lt;cmathArbre&gt;«-­«impMult­5­«x­«()­«-­«-­«impMult­3­x»»­6»»»»­«()­«+­«-­«^­«impMult­15­x»­2»»­«-­«impMult­18­x»­6»»»»&lt;/cmathArbre&gt;&lt;cmathFormule&gt;5x(-3x-6)-(-15x^2+18x-6)&lt;/cmathFormule&gt;</annotation>
  </semantics>
</math>
</file>

<file path=Object 49/content.xml><?xml version="1.0" encoding="utf-8"?>
<math xmlns="http://www.w3.org/1998/Math/MathML" display="block">
  <semantics>
    <mrow>
      <msup>
        <mrow>
          <mn>3</mn>
          <mi>x</mi>
        </mrow>
        <mn>2</mn>
      </msup>
      <mo stretchy="false">−</mo>
      <mrow>
        <mo fence="true" stretchy="false">(</mo>
        <mrow>
          <mrow>
            <msup>
              <mi>x</mi>
              <mn>2</mn>
            </msup>
            <mo stretchy="false">−</mo>
            <mrow>
              <mn>4</mn>
              <mi>x</mi>
            </mrow>
            <mo stretchy="false">+</mo>
            <mn>5</mn>
          </mrow>
        </mrow>
        <mo fence="true" stretchy="false">)</mo>
      </mrow>
      <mo stretchy="false">−</mo>
      <mrow>
        <mn>4</mn>
        <mi>x</mi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</mrow>
    <annotation encoding="StarMath 5.0">{{{3 x}^{2}}-{({{{x}^{2}}-{4 x}}+{5})}}-{4 x ({x}-{3})}%%&lt;cmathArbre&gt;«-­«-­«^­«impMult­3­x»­2»­«()­«+­«-­«^­x­2»­«impMult­4­x»»­5»»»­«impMult­4­«x­«()­«-­x­3»»»»»&lt;/cmathArbre&gt;&lt;cmathFormule&gt;3x^2-(x^2-4x+5)-4x(x-3)&lt;/cmathFormule&gt;</annotation>
  </semantics>
</math>
</file>

<file path=Object 5/content.xml><?xml version="1.0" encoding="utf-8"?>
<math xmlns="http://www.w3.org/1998/Math/MathML" display="block">
  <semantics>
    <mrow>
      <msup>
        <mrow>
          <mn>2</mn>
          <mi>x</mi>
        </mrow>
        <mn>2</mn>
      </msup>
      <mo stretchy="false">−</mo>
      <mi>x</mi>
      <mo stretchy="false">+</mo>
      <mn>4</mn>
      <mo stretchy="false">−</mo>
      <msup>
        <mi>x</mi>
        <mn>2</mn>
      </msup>
      <mo stretchy="false">+</mo>
      <mrow>
        <mn>4</mn>
        <mi>x</mi>
      </mrow>
      <mo stretchy="false">−</mo>
      <mn>5</mn>
    </mrow>
    <annotation encoding="StarMath 5.0">{{{2 x}^{2}}-{x}}+{{4}-{{x}^{2}}}+{{4 x}-{5}}%%&lt;cmathArbre&gt;«+­«-­«^­«impMult­2­x»­2»­x»­«-­4­«^­x­2»»­«-­«impMult­4­x»­5»»&lt;/cmathArbre&gt;&lt;cmathFormule&gt;2x^2-x+4-x^2+4x-5&lt;/cmathFormule&gt;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p>
              <mrow>
                <mn>2</mn>
                <mi>x</mi>
              </mrow>
              <mn>2</mn>
            </msup>
            <mo stretchy="false">−</mo>
            <mrow>
              <mn>7</mn>
              <mi>x</mi>
            </mrow>
            <mo stretchy="false">+</mo>
            <mn>4</mn>
          </mrow>
        </mrow>
        <mo fence="true" stretchy="false">)</mo>
      </mrow>
      <mo stretchy="false">−</mo>
      <mrow>
        <mn>4</mn>
        <mi>x</mi>
        <mrow>
          <mo fence="true" stretchy="false">(</mo>
          <mrow>
            <mrow>
              <mrow>
                <mo stretchy="false">−</mo>
                <mn>3</mn>
              </mrow>
              <mo stretchy="false">+</mo>
              <mrow>
                <mn>2</mn>
                <mi>x</mi>
              </mrow>
            </mrow>
          </mrow>
          <mo fence="true" stretchy="false">)</mo>
        </mrow>
      </mrow>
    </mrow>
    <annotation encoding="StarMath 5.0">{({{{2 x}^{2}}-{7 x}}+{4})}-{4 x ({-3}+{2 x})}%%&lt;cmathArbre&gt;«-­«()­«+­«-­«^­«impMult­2­x»­2»­«impMult­7­x»»­4»»­«impMult­4­«x­«()­«+­«-­3»­«impMult­2­x»»»»»»&lt;/cmathArbre&gt;&lt;cmathFormule&gt;(2x^2-7x+4)-4x(-3+2x)&lt;/cmathFormule&gt;</annotation>
  </semantics>
</math>
</file>

<file path=Object 51/content.xml><?xml version="1.0" encoding="utf-8"?>
<math xmlns="http://www.w3.org/1998/Math/MathML" display="block">
  <semantics>
    <mrow>
      <mrow>
        <mn>3</mn>
        <mi>a</mi>
      </mrow>
      <mo stretchy="false">−</mo>
      <msup>
        <mi>a</mi>
        <mn>2</mn>
      </msup>
    </mrow>
    <annotation encoding="StarMath 5.0">{3 a}-{{a}^{2}}%%&lt;cmathArbre&gt;«-­«impMult­3­a»­«^­a­2»»&lt;/cmathArbre&gt;&lt;cmathFormule&gt;3a-a^2&lt;/cmathFormule&gt;</annotation>
  </semantics>
</math>
</file>

<file path=Object 5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i>x</mi>
            </mrow>
            <mo stretchy="false">−</mo>
            <mn>2</mn>
          </mrow>
        </mrow>
        <mo fence="true" stretchy="false">)</mo>
      </mrow>
      <mrow>
        <mo fence="true" stretchy="false">(</mo>
        <mrow>
          <mrow>
            <mrow>
              <mn>3</mn>
              <mi>x</mi>
            </mrow>
            <mo stretchy="false">+</mo>
            <mn>2</mn>
          </mrow>
        </mrow>
        <mo fence="true" stretchy="false">)</mo>
      </mrow>
    </mrow>
    <annotation encoding="StarMath 5.0">({-5 x}-{2}) ({3 x}+{2})%%&lt;cmathArbre&gt;«*­«()­«-­«-­«impMult­5­x»»­2»»­«()­«+­«impMult­3­x»­2»»»&lt;/cmathArbre&gt;&lt;cmathFormule&gt;(-5x-2)(3x+2)&lt;/cmathFormule&gt;</annotation>
  </semantics>
</math>
</file>

<file path=Object 53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+</mo>
              <mn>6</mn>
            </mrow>
          </mrow>
          <mo fence="true" stretchy="false">)</mo>
        </mrow>
      </mrow>
      <mo stretchy="false">−</mo>
      <mrow>
        <mn>4</mn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</mrow>
    <annotation encoding="StarMath 5.0">{({x}-{3}) ({2 x}+{6})}-{4 ({x}-{2})}%%&lt;cmathArbre&gt;«-­«*­«()­«-­x­3»»­«()­«+­«impMult­2­x»­6»»»­«*­4­«()­«-­x­2»»»»&lt;/cmathArbre&gt;&lt;cmathFormule&gt;(x-3)(2x+6)-4(x-2)&lt;/cmathFormule&gt;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i>x</mi>
            </mrow>
            <mo stretchy="false">+</mo>
            <mn>9</mn>
          </mrow>
        </mrow>
        <mo fence="true" stretchy="false">)</mo>
      </mrow>
      <mrow>
        <mo fence="true" stretchy="false">(</mo>
        <mrow>
          <mrow>
            <mrow>
              <mn>7</mn>
              <mi>x</mi>
            </mrow>
            <mo stretchy="false">−</mo>
            <mn>1</mn>
          </mrow>
        </mrow>
        <mo fence="true" stretchy="false">)</mo>
      </mrow>
    </mrow>
    <annotation encoding="StarMath 5.0">({2 x}+{9}) ({7 x}-{1})%%&lt;cmathArbre&gt;«*­«()­«+­«impMult­2­x»­9»»­«()­«-­«impMult­7­x»­1»»»&lt;/cmathArbre&gt;&lt;cmathFormule&gt;(2x+9)(7x-1)&lt;/cmathFormule&gt;</annotation>
  </semantics>
</math>
</file>

<file path=Object 55/content.xml><?xml version="1.0" encoding="utf-8"?>
<math xmlns="http://www.w3.org/1998/Math/MathML" display="block">
  <semantics>
    <mrow>
      <mrow>
        <mn>3</mn>
        <mi>x</mi>
      </mrow>
      <mo stretchy="false">+</mo>
      <msup>
        <mrow>
          <mn>3</mn>
          <mi>x</mi>
        </mrow>
        <mn>2</mn>
      </msup>
    </mrow>
    <annotation encoding="StarMath 5.0">{3 x}+{{3 x}^{2}}%%&lt;cmathArbre&gt;«+­«impMult­3­x»­«^­«impMult­3­x»­2»»&lt;/cmathArbre&gt;&lt;cmathFormule&gt;3x+3x^2&lt;/cmathFormule&gt;</annotation>
  </semantics>
</math>
</file>

<file path=Object 56/content.xml><?xml version="1.0" encoding="utf-8"?>
<math xmlns="http://www.w3.org/1998/Math/MathML" display="block">
  <semantics>
    <mrow>
      <mrow>
        <mn>25</mn>
        <mi mathvariant="italic">xy</mi>
      </mrow>
      <mo stretchy="false">+</mo>
      <msup>
        <mrow>
          <mn>10</mn>
          <mi mathvariant="italic">xy</mi>
        </mrow>
        <mn>2</mn>
      </msup>
      <mo stretchy="false">−</mo>
      <mrow>
        <mn>15</mn>
        <msup>
          <mi>x</mi>
          <mn>2</mn>
        </msup>
        <mi>y</mi>
      </mrow>
    </mrow>
    <annotation encoding="StarMath 5.0">{25 xy}+{{{10 xy}^{2}}-{15 {{x}^{2}} y}}%%&lt;cmathArbre&gt;«+­«impMult­25­xy»­«-­«^­«impMult­10­xy»­2»­«*­«*­15­«{}­«^­x­2»»»­y»»»&lt;/cmathArbre&gt;&lt;cmathFormule&gt;25xy+10xy^2-15{x^2}y&lt;/cmathFormule&gt;</annotation>
  </semantics>
</math>
</file>

<file path=Object 57/content.xml><?xml version="1.0" encoding="utf-8"?>
<math xmlns="http://www.w3.org/1998/Math/MathML" display="block">
  <semantics>
    <mrow>
      <mrow>
        <mn>51</mn>
        <msup>
          <mi>x</mi>
          <mn>2</mn>
        </msup>
        <mi>y</mi>
      </mrow>
      <mo stretchy="false">−</mo>
      <msup>
        <mrow>
          <mn>34</mn>
          <mi mathvariant="italic">xy</mi>
        </mrow>
        <mn>2</mn>
      </msup>
      <mo stretchy="false">+</mo>
      <mrow>
        <mn>17</mn>
        <mi mathvariant="italic">xy</mi>
      </mrow>
    </mrow>
    <annotation encoding="StarMath 5.0">{{51 {{x}^{2}} y}-{{34 xy}^{2}}}+{17 xy}%%&lt;cmathArbre&gt;«+­«-­«*­«*­51­«{}­«^­x­2»»»­y»­«^­«impMult­34­xy»­2»»­«impMult­17­xy»»&lt;/cmathArbre&gt;&lt;cmathFormule&gt;51{x^2}y-34xy^2+17xy&lt;/cmathFormule&gt;</annotation>
  </semantics>
</math>
</file>

<file path=Object 58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−</mo>
              <mn>3</mn>
            </mrow>
          </mrow>
          <mo fence="true" stretchy="false">)</mo>
        </mrow>
      </mrow>
      <mo stretchy="false">−</mo>
      <mrow>
        <mi>x</mi>
        <mrow>
          <mo fence="true" stretchy="false">(</mo>
          <mrow>
            <mrow>
              <mrow>
                <mn>2</mn>
                <mi>x</mi>
              </mrow>
              <mo stretchy="false">−</mo>
              <mn>3</mn>
            </mrow>
          </mrow>
          <mo fence="true" stretchy="false">)</mo>
        </mrow>
      </mrow>
    </mrow>
    <annotation encoding="StarMath 5.0">{({x}+{5}) ({2 x}-{3})}-{x ({2 x}-{3})}%%&lt;cmathArbre&gt;«-­«*­«()­«+­x­5»»­«()­«-­«impMult­2­x»­3»»»­«x­«()­«-­«impMult­2­x»­3»»»»&lt;/cmathArbre&gt;&lt;cmathFormule&gt;(x+5)(2x-3)-x(2x-3)&lt;/cmathFormule&gt;</annotation>
  </semantics>
</math>
</file>

<file path=Object 59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  <mrow>
          <mo fence="true" stretchy="false">(</mo>
          <mrow>
            <mrow>
              <mn>10</mn>
              <mo stretchy="false">−</mo>
              <mrow>
                <mn>3</mn>
                <mi>x</mi>
              </mrow>
            </mrow>
          </mrow>
          <mo fence="true" stretchy="false">)</mo>
        </mrow>
      </mrow>
      <mo stretchy="false">−</mo>
      <mrow>
        <mrow>
          <mo fence="true" stretchy="false">(</mo>
          <mrow>
            <mrow>
              <mrow>
                <mo stretchy="false">−</mo>
                <mn>5</mn>
              </mrow>
              <mo stretchy="false">−</mo>
              <mrow>
                <mn>2</mn>
                <mi>x</mi>
              </mrow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</mrow>
    </mrow>
    <annotation encoding="StarMath 5.0">{({x}-{4}) ({10}-{3 x})}-{({-5}-{2 x}) ({x}-{4})}%%&lt;cmathArbre&gt;«-­«*­«()­«-­x­4»»­«()­«-­10­«impMult­3­x»»»»­«*­«()­«-­«-­5»­«impMult­2­x»»»­«()­«-­x­4»»»»&lt;/cmathArbre&gt;&lt;cmathFormule&gt;(x-4)(10-3x)-(-5-2x)(x-4)&lt;/cmathFormule&gt;</annotation>
  </semantics>
</math>
</file>

<file path=Object 6/content.xml><?xml version="1.0" encoding="utf-8"?>
<math xmlns="http://www.w3.org/1998/Math/MathML" display="block">
  <semantics>
    <mrow>
      <mrow>
        <mn>3</mn>
        <mi>x</mi>
      </mrow>
      <mo stretchy="false">−</mo>
      <mn>4</mn>
      <mo stretchy="false">−</mo>
      <mrow>
        <mn>7</mn>
        <mi>x</mi>
      </mrow>
      <mo stretchy="false">−</mo>
      <mn>2</mn>
      <mo stretchy="false">+</mo>
      <mrow>
        <mn>4</mn>
        <mi>x</mi>
      </mrow>
      <mo stretchy="false">−</mo>
      <mn>6</mn>
    </mrow>
    <annotation encoding="StarMath 5.0">{{{{3 x}-{4}}-{7 x}}-{2}}+{{4 x}-{6}}%%&lt;cmathArbre&gt;«+­«-­«-­«-­«impMult­3­x»­4»­«impMult­7­x»»­2»­«-­«impMult­4­x»­6»»&lt;/cmathArbre&gt;&lt;cmathFormule&gt;3x-4-7x-2+4x-6&lt;/cmathFormule&gt;</annotation>
  </semantics>
</math>
</file>

<file path=Object 60/content.xml><?xml version="1.0" encoding="utf-8"?>
<math xmlns="http://www.w3.org/1998/Math/MathML" display="block">
  <semantics>
    <mrow>
      <mrow>
        <mrow>
          <mo fence="true" stretchy="false">(</mo>
          <mrow>
            <mrow>
              <mn>4</mn>
              <mo stretchy="false">−</mo>
              <mrow>
                <mn>5</mn>
                <mi>x</mi>
              </mrow>
            </mrow>
          </mrow>
          <mo fence="true" stretchy="false">)</mo>
        </mrow>
        <mrow>
          <mo fence="true" stretchy="false">(</mo>
          <mrow>
            <mrow>
              <mrow>
                <mrow>
                  <mo stretchy="false">−</mo>
                  <mn>3</mn>
                </mrow>
                <mi>x</mi>
              </mrow>
              <mo stretchy="false">+</mo>
              <mn>1</mn>
            </mrow>
          </mrow>
          <mo fence="true" stretchy="false">)</mo>
        </mrow>
      </mrow>
      <mo stretchy="false">−</mo>
      <mrow>
        <mo fence="true" stretchy="false">(</mo>
        <mrow>
          <mrow>
            <mn>4</mn>
            <mo stretchy="false">−</mo>
            <mrow>
              <mn>5</mn>
              <mi>x</mi>
            </mrow>
          </mrow>
        </mrow>
        <mo fence="true" stretchy="false">)</mo>
      </mrow>
      <mo stretchy="false">−</mo>
      <mrow>
        <mn>2</mn>
        <mrow>
          <mo fence="true" stretchy="false">(</mo>
          <mrow>
            <mrow>
              <mn>4</mn>
              <mo stretchy="false">−</mo>
              <mrow>
                <mn>5</mn>
                <mi>x</mi>
              </mrow>
            </mrow>
          </mrow>
          <mo fence="true" stretchy="false">)</mo>
        </mrow>
      </mrow>
    </mrow>
    <annotation encoding="StarMath 5.0">{{({4}-{5 x}) ({-3 x}+{1})}-{({4}-{5 x})}}-{2 ({4}-{5 x})}%%&lt;cmathArbre&gt;«-­«-­«*­«()­«-­4­«impMult­5­x»»»­«()­«+­«-­«impMult­3­x»»­1»»»­«()­«-­4­«impMult­5­x»»»»­«*­2­«()­«-­4­«impMult­5­x»»»»»&lt;/cmathArbre&gt;&lt;cmathFormule&gt;(4-5x)(-3x+1)-(4-5x)-2(4-5x)&lt;/cmathFormule&gt;</annotation>
  </semantics>
</math>
</file>

<file path=Object 61/content.xml><?xml version="1.0" encoding="utf-8"?>
<math xmlns="http://www.w3.org/1998/Math/MathML" display="block">
  <semantics>
    <mrow>
      <mrow>
        <mi>x</mi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  <mo stretchy="false">+</mo>
      <mrow>
        <mn>5</mn>
        <mrow>
          <mo fence="true" stretchy="false">(</mo>
          <mrow>
            <mrow>
              <mn>5</mn>
              <mo stretchy="false">+</mo>
              <mi>x</mi>
            </mrow>
          </mrow>
          <mo fence="true" stretchy="false">)</mo>
        </mrow>
      </mrow>
    </mrow>
    <annotation encoding="StarMath 5.0">{x ({x}+{5})}+{5 ({5}+{x})}%%&lt;cmathArbre&gt;«+­«x­«()­«+­x­5»»»­«*­5­«()­«+­5­x»»»»&lt;/cmathArbre&gt;&lt;cmathFormule&gt;x(x+5)+5(5+x)&lt;/cmathFormule&gt;</annotation>
  </semantics>
</math>
</file>

<file path=Object 62/content.xml><?xml version="1.0" encoding="utf-8"?>
<math xmlns="http://www.w3.org/1998/Math/MathML" display="block">
  <semantics>
    <mrow>
      <mrow>
        <mn>8</mn>
        <mi>a</mi>
      </mrow>
      <mo stretchy="false">−</mo>
      <mn>10</mn>
    </mrow>
    <annotation encoding="StarMath 5.0">{8 a}-{10}%%&lt;cmathArbre&gt;«-­«impMult­8­a»­10»&lt;/cmathArbre&gt;&lt;cmathFormule&gt;8a-10&lt;/cmathFormule&gt;</annotation>
  </semantics>
</math>
</file>

<file path=Object 63/content.xml><?xml version="1.0" encoding="utf-8"?>
<math xmlns="http://www.w3.org/1998/Math/MathML" display="block">
  <semantics>
    <mrow>
      <mi>x</mi>
      <mo stretchy="false">+</mo>
      <mn>3</mn>
      <mo stretchy="false">+</mo>
      <mrow>
        <mn>2</mn>
        <mi>x</mi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x}+{3}+{2 x ({x}+{3})}%%&lt;cmathArbre&gt;«+­x­3­«impMult­2­«x­«()­«+­x­3»»»»»&lt;/cmathArbre&gt;&lt;cmathFormule&gt;x+3+2x(x+3)&lt;/cmathFormule&gt;</annotation>
  </semantics>
</math>
</file>

<file path=Object 64/content.xml><?xml version="1.0" encoding="utf-8"?>
<math xmlns="http://www.w3.org/1998/Math/MathML" display="block">
  <semantics>
    <mrow>
      <mrow>
        <mn>5</mn>
        <mi>x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  <mo stretchy="false">+</mo>
      <mrow>
        <mn>2</mn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</mrow>
    <annotation encoding="StarMath 5.0">{5 x ({x}-{1})}+{2 ({x}-{1})}%%&lt;cmathArbre&gt;«+­«impMult­5­«x­«()­«-­x­1»»»»­«*­2­«()­«-­x­1»»»»&lt;/cmathArbre&gt;&lt;cmathFormule&gt;5x(x-1)+2(x-1)&lt;/cmathFormule&gt;</annotation>
  </semantics>
</math>
</file>

<file path=Object 65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14</mn>
                <mi>x</mi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3</mn>
              <mo stretchy="false">+</mo>
              <mi>x</mi>
            </mrow>
          </mrow>
          <mo fence="true" stretchy="false">)</mo>
        </mrow>
      </mrow>
      <mo stretchy="false">−</mo>
      <mn>6</mn>
      <mo stretchy="false">−</mo>
      <mrow>
        <mn>2</mn>
        <mi>x</mi>
      </mrow>
    </mrow>
    <annotation encoding="StarMath 5.0">{{({14 x}+{1}) ({3}+{x})}-{6}}-{2 x}%%&lt;cmathArbre&gt;«-­«-­«*­«()­«+­«impMult­14­x»­1»»­«()­«+­3­x»»»­6»­«impMult­2­x»»&lt;/cmathArbre&gt;&lt;cmathFormule&gt;(14x+1)(3+x)-6-2x&lt;/cmathFormule&gt;</annotation>
  </semantics>
</math>
</file>

<file path=Object 66/content.xml><?xml version="1.0" encoding="utf-8"?>
<math xmlns="http://www.w3.org/1998/Math/MathML" display="block">
  <semantics>
    <mrow>
      <msup>
        <mrow>
          <mn>49</mn>
          <mi>a</mi>
        </mrow>
        <mn>2</mn>
      </msup>
      <mo stretchy="false">−</mo>
      <mrow>
        <mn>7</mn>
        <mi>a</mi>
      </mrow>
    </mrow>
    <annotation encoding="StarMath 5.0">{{49 a}^{2}}-{7 a}%%&lt;cmathArbre&gt;«-­«^­«impMult­49­a»­2»­«impMult­7­a»»&lt;/cmathArbre&gt;&lt;cmathFormule&gt;49a^2-7a&lt;/cmathFormule&gt;</annotation>
  </semantics>
</math>
</file>

<file path=Object 67/content.xml><?xml version="1.0" encoding="utf-8"?>
<math xmlns="http://www.w3.org/1998/Math/MathML" display="block">
  <semantics>
    <mrow>
      <mrow>
        <mn>4</mn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o stretchy="false">−</mo>
      <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+</mo>
              <mn>1</mn>
            </mrow>
          </mrow>
          <mo fence="true" stretchy="false">)</mo>
        </mrow>
      </mrow>
    </mrow>
    <annotation encoding="StarMath 5.0">{4 ({x}-{2})}-{({x}-{2}) ({2 x}+{1})}%%&lt;cmathArbre&gt;«-­«*­4­«()­«-­x­2»»»­«*­«()­«-­x­2»»­«()­«+­«impMult­2­x»­1»»»»&lt;/cmathArbre&gt;&lt;cmathFormule&gt;4(x-2)-(x-2)(2x+1)&lt;/cmathFormule&gt;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−</mo>
              <mn>1</mn>
            </mrow>
          </mrow>
          <mo fence="true" stretchy="false">)</mo>
        </mrow>
      </mrow>
      <mo stretchy="false">+</mo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row>
                <mn>3</mn>
                <mi>x</mi>
              </mrow>
              <mo stretchy="false">+</mo>
              <mn>2</mn>
            </mrow>
          </mrow>
          <mo fence="true" stretchy="false">)</mo>
        </mrow>
      </mrow>
    </mrow>
    <annotation encoding="StarMath 5.0">{({x}+{2}) ({2 x}-{1})}+{({x}+{2}) ({3 x}+{2})}%%&lt;cmathArbre&gt;«+­«*­«()­«+­x­2»»­«()­«-­«impMult­2­x»­1»»»­«*­«()­«+­x­2»»­«()­«+­«impMult­3­x»­2»»»»&lt;/cmathArbre&gt;&lt;cmathFormule&gt;(x+2)(2x-1)+(x+2)(3x+2)&lt;/cmathFormule&gt;</annotation>
  </semantics>
</math>
</file>

<file path=Object 69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10</mn>
                <mi>x</mi>
              </mrow>
              <mo stretchy="false">−</mo>
              <mn>6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7</mn>
            </mrow>
          </mrow>
          <mo fence="true" stretchy="false">)</mo>
        </mrow>
      </mrow>
      <mo stretchy="false">+</mo>
      <mrow>
        <mrow>
          <mo fence="true" stretchy="false">(</mo>
          <mrow>
            <mrow>
              <mrow>
                <mn>2</mn>
                <mi>x</mi>
              </mrow>
              <mo stretchy="false">+</mo>
              <mn>4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7</mn>
            </mrow>
          </mrow>
          <mo fence="true" stretchy="false">)</mo>
        </mrow>
      </mrow>
    </mrow>
    <annotation encoding="StarMath 5.0">{({10 x}-{6}) ({x}-{7})}+{({2 x}+{4}) ({x}-{7})}%%&lt;cmathArbre&gt;«+­«*­«()­«-­«impMult­10­x»­6»»­«()­«-­x­7»»»­«*­«()­«+­«impMult­2­x»­4»»­«()­«-­x­7»»»»&lt;/cmathArbre&gt;&lt;cmathFormule&gt;(10x-6)(x-7)+(2x+4)(x-7)&lt;/cmathFormule&gt;</annotation>
  </semantics>
</math>
</file>

<file path=Object 7/content.xml><?xml version="1.0" encoding="utf-8"?>
<math xmlns="http://www.w3.org/1998/Math/MathML" display="block">
  <semantics>
    <mrow>
      <msup>
        <mrow>
          <mn>4</mn>
          <mi>x</mi>
        </mrow>
        <mn>2</mn>
      </msup>
      <mo stretchy="false">−</mo>
      <mrow>
        <mn>5</mn>
        <mi>x</mi>
      </mrow>
      <mo stretchy="false">+</mo>
      <mn>9</mn>
      <mo stretchy="false">−</mo>
      <mrow>
        <mn>3</mn>
        <mi>x</mi>
      </mrow>
      <mo stretchy="false">−</mo>
      <msup>
        <mrow>
          <mn>7</mn>
          <mi>x</mi>
        </mrow>
        <mn>2</mn>
      </msup>
      <mo stretchy="false">−</mo>
      <mn>2</mn>
    </mrow>
    <annotation encoding="StarMath 5.0">{{{4 x}^{2}}-{5 x}}+{{{{9}-{3 x}}-{{7 x}^{2}}}-{2}}%%&lt;cmathArbre&gt;«+­«-­«^­«impMult­4­x»­2»­«impMult­5­x»»­«-­«-­«-­9­«impMult­3­x»»­«^­«impMult­7­x»­2»»­2»»&lt;/cmathArbre&gt;&lt;cmathFormule&gt;4x^2-5x+9-3x-7x^2-2&lt;/cmathFormule&gt;</annotation>
  </semantics>
</math>
</file>

<file path=Object 70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x</mi>
              </mrow>
              <mo stretchy="false">+</mo>
              <mn>5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  <mo stretchy="false">−</mo>
      <mrow>
        <mrow>
          <mo fence="true" stretchy="false">(</mo>
          <mrow>
            <mrow>
              <mrow>
                <mn>2</mn>
                <mi>x</mi>
              </mrow>
              <mo stretchy="false">−</mo>
              <mn>5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+</mo>
              <mn>5</mn>
            </mrow>
          </mrow>
          <mo fence="true" stretchy="false">)</mo>
        </mrow>
      </mrow>
    </mrow>
    <annotation encoding="StarMath 5.0">{({2 x}+{5}) ({x}-{3})}-{({2 x}-{5}) ({2 x}+{5})}%%&lt;cmathArbre&gt;«-­«*­«()­«+­«impMult­2­x»­5»»­«()­«-­x­3»»»­«*­«()­«-­«impMult­2­x»­5»»­«()­«+­«impMult­2­x»­5»»»»&lt;/cmathArbre&gt;&lt;cmathFormule&gt;(2x+5)(x-3)-(2x-5)(2x+5)&lt;/cmathFormule&gt;</annotation>
  </semantics>
</math>
</file>

<file path=Object 71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3</mn>
                <mi>t</mi>
              </mrow>
              <mo stretchy="false">+</mo>
              <mn>7</mn>
            </mrow>
          </mrow>
          <mo fence="true" stretchy="false">)</mo>
        </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o stretchy="false">−</mo>
      <mrow>
        <mn>2</mn>
        <mi>t</mi>
        <mrow>
          <mo fence="true" stretchy="false">(</mo>
          <mrow>
            <mrow>
              <mrow>
                <mn>3</mn>
                <mi>t</mi>
              </mrow>
              <mo stretchy="false">+</mo>
              <mn>7</mn>
            </mrow>
          </mrow>
          <mo fence="true" stretchy="false">)</mo>
        </mrow>
      </mrow>
    </mrow>
    <annotation encoding="StarMath 5.0">{({3 t}+{7}) ({t}-{1})}-{2 t ({3 t}+{7})}%%&lt;cmathArbre&gt;«-­«*­«()­«+­«impMult­3­t»­7»»­«()­«-­t­1»»»­«impMult­2­«t­«()­«+­«impMult­3­t»­7»»»»»&lt;/cmathArbre&gt;&lt;cmathFormule&gt;(3t+7)(t-1)-2t(3t+7)&lt;/cmathFormule&gt;</annotation>
  </semantics>
</math>
</file>

<file path=Object 7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  <mn>2</mn>
      </msup>
      <mo stretchy="false">+</mo>
      <mrow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</mrow>
    <annotation encoding="StarMath 5.0">{{({x}+{5})}^{2}}+{({x}+{5}) ({x}+{1})}%%&lt;cmathArbre&gt;«+­«^­«()­«+­x­5»»­2»­«*­«()­«+­x­5»»­«()­«+­x­1»»»»&lt;/cmathArbre&gt;&lt;cmathFormule&gt;(x+5)^2+(x+5)(x+1)&lt;/cmathFormule&gt;</annotation>
  </semantics>
</math>
</file>

<file path=Object 73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y</mi>
              </mrow>
              <mo stretchy="false">+</mo>
              <mn>4</mn>
            </mrow>
          </mrow>
          <mo fence="true" stretchy="false">)</mo>
        </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o stretchy="false">+</mo>
      <mrow>
        <mrow>
          <mo fence="true" stretchy="false">(</mo>
          <mrow>
            <mrow>
              <mi>y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row>
                <mn>2</mn>
                <mi>x</mi>
              </mrow>
              <mo stretchy="false">−</mo>
              <mn>1</mn>
            </mrow>
          </mrow>
          <mo fence="true" stretchy="false">)</mo>
        </mrow>
      </mrow>
    </mrow>
    <annotation encoding="StarMath 5.0">{({2 y}+{4}) ({x}+{1})}+{({y}+{2}) ({2 x}-{1})}%%&lt;cmathArbre&gt;«+­«*­«()­«+­«impMult­2­y»­4»»­«()­«+­x­1»»»­«*­«()­«+­y­2»»­«()­«-­«impMult­2­x»­1»»»»&lt;/cmathArbre&gt;&lt;cmathFormule&gt;(2y+4)(x+1)+(y+2)(2x-1)&lt;/cmathFormule&gt;</annotation>
  </semantics>
</math>
</file>

<file path=Object 74/content.xml><?xml version="1.0" encoding="utf-8"?>
<math xmlns="http://www.w3.org/1998/Math/MathML" display="block">
  <semantics>
    <mrow>
      <msup>
        <mrow>
          <mn>21</mn>
          <mi>a</mi>
        </mrow>
        <mn>2</mn>
      </msup>
      <mo stretchy="false">−</mo>
      <mrow>
        <mn>7</mn>
        <mi mathvariant="italic">ab</mi>
      </mrow>
    </mrow>
    <annotation encoding="StarMath 5.0">{{21 a}^{2}}-{7 ab}%%&lt;cmathArbre&gt;«-­«^­«impMult­21­a»­2»­«impMult­7­ab»»&lt;/cmathArbre&gt;&lt;cmathFormule&gt;21a^2-7ab&lt;/cmathFormule&gt;</annotation>
  </semantics>
</math>
</file>

<file path=Object 75/content.xml><?xml version="1.0" encoding="utf-8"?>
<math xmlns="http://www.w3.org/1998/Math/MathML" display="block">
  <semantics>
    <mrow>
      <mn>4</mn>
      <mo stretchy="false">−</mo>
      <mrow>
        <mn>9</mn>
        <mi>x</mi>
      </mrow>
      <mo stretchy="false">+</mo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row>
          <mo fence="true" stretchy="false">(</mo>
          <mrow>
            <mrow>
              <mn>4</mn>
              <mo stretchy="false">−</mo>
              <mrow>
                <mn>9</mn>
                <mi>x</mi>
              </mrow>
            </mrow>
          </mrow>
          <mo fence="true" stretchy="false">)</mo>
        </mrow>
      </mrow>
    </mrow>
    <annotation encoding="StarMath 5.0">{{4}-{9 x}}+{({1}-{x}) ({4}-{9 x})}%%&lt;cmathArbre&gt;«+­«-­4­«impMult­9­x»»­«*­«()­«-­1­x»»­«()­«-­4­«impMult­9­x»»»»»&lt;/cmathArbre&gt;&lt;cmathFormule&gt;4-9x+(1-x)(4-9x)&lt;/cmathFormule&gt;</annotation>
  </semantics>
</math>
</file>

<file path=Object 76/content.xml><?xml version="1.0" encoding="utf-8"?>
<math xmlns="http://www.w3.org/1998/Math/MathML" display="block">
  <semantics>
    <mrow>
      <msup>
        <mrow>
          <mn>5</mn>
          <mi mathvariant="italic">ab</mi>
        </mrow>
        <mn>2</mn>
      </msup>
      <mo stretchy="false">−</mo>
      <mrow>
        <mn>15</mn>
        <msup>
          <mi>a</mi>
          <mn>2</mn>
        </msup>
        <mi>b</mi>
      </mrow>
    </mrow>
    <annotation encoding="StarMath 5.0">{{5 ab}^{2}}-{15 {{a}^{2}} b}%%&lt;cmathArbre&gt;«-­«^­«impMult­5­ab»­2»­«*­«*­15­«{}­«^­a­2»»»­b»»&lt;/cmathArbre&gt;&lt;cmathFormule&gt;5ab^2-15{a^2}b&lt;/cmathFormule&gt;</annotation>
  </semantics>
</math>
</file>

<file path=Object 77/content.xml><?xml version="1.0" encoding="utf-8"?>
<math xmlns="http://www.w3.org/1998/Math/MathML" display="block">
  <semantics>
    <mrow>
      <mrow>
        <mn>20</mn>
        <mi mathvariant="italic">xy</mi>
      </mrow>
      <mo stretchy="false">+</mo>
      <mrow>
        <mn>5</mn>
        <mi>y</mi>
      </mrow>
    </mrow>
    <annotation encoding="StarMath 5.0">{20 xy}+{5 y}%%&lt;cmathArbre&gt;«+­«impMult­20­xy»­«impMult­5­y»»&lt;/cmathArbre&gt;&lt;cmathFormule&gt;20xy+5y&lt;/cmathFormule&gt;</annotation>
  </semantics>
</math>
</file>

<file path=Object 7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x</mi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3</mn>
              <mo stretchy="false">−</mo>
              <mi>x</mi>
            </mrow>
          </mrow>
          <mo fence="true" stretchy="false">)</mo>
        </mrow>
      </mrow>
      <mo stretchy="false">−</mo>
      <msup>
        <mrow>
          <mo fence="true" stretchy="false">(</mo>
          <mrow>
            <mrow>
              <mn>3</mn>
              <mo stretchy="false">−</mo>
              <mi>x</mi>
            </mrow>
          </mrow>
          <mo fence="true" stretchy="false">)</mo>
        </mrow>
        <mn>2</mn>
      </msup>
      <mo stretchy="false">+</mo>
      <mn>3</mn>
      <mo stretchy="false">−</mo>
      <mi>x</mi>
    </mrow>
    <annotation encoding="StarMath 5.0">{{({2 x}+{1}) ({3}-{x})}-{{({3}-{x})}^{2}}}+{{3}-{x}}%%&lt;cmathArbre&gt;«+­«-­«*­«()­«+­«impMult­2­x»­1»»­«()­«-­3­x»»»­«^­«()­«-­3­x»»­2»»­«-­3­x»»&lt;/cmathArbre&gt;&lt;cmathFormule&gt;(2x+1)(3-x)-(3-x)^2+3-x&lt;/cmathFormule&gt;</annotation>
  </semantics>
</math>
</file>

<file path=Object 8/content.xml><?xml version="1.0" encoding="utf-8"?>
<math xmlns="http://www.w3.org/1998/Math/MathML" display="block">
  <semantics>
    <mrow>
      <mrow>
        <mo stretchy="false">−</mo>
        <mn>3</mn>
      </mrow>
      <mo stretchy="false">+</mo>
      <mrow>
        <mn>4</mn>
        <mi>x</mi>
      </mrow>
      <mo stretchy="false">−</mo>
      <msup>
        <mrow>
          <mn>9</mn>
          <mi>x</mi>
        </mrow>
        <mn>2</mn>
      </msup>
      <mo stretchy="false">+</mo>
      <mrow>
        <mn>5</mn>
        <mi>x</mi>
      </mrow>
      <mo stretchy="false">−</mo>
      <msup>
        <mrow>
          <mn>2</mn>
          <mi>x</mi>
        </mrow>
        <mn>2</mn>
      </msup>
      <mo stretchy="false">+</mo>
      <mn>6</mn>
    </mrow>
    <annotation encoding="StarMath 5.0">{-3}+{{4 x}-{{9 x}^{2}}}+{{5 x}-{{2 x}^{2}}}+{6}%%&lt;cmathArbre&gt;«+­«-­3»­«-­«impMult­4­x»­«^­«impMult­9­x»­2»»­«-­«impMult­5­x»­«^­«impMult­2­x»­2»»­6»&lt;/cmathArbre&gt;&lt;cmathFormule&gt;-3+4x-9x^2+5x-2x^2+6&lt;/cmathFormule&gt;</annotation>
  </semantics>
</math>
</file>

<file path=Object 9/content.xml><?xml version="1.0" encoding="utf-8"?>
<math xmlns="http://www.w3.org/1998/Math/MathML" display="block">
  <semantics>
    <mrow>
      <mrow>
        <mn>13</mn>
        <mi>x</mi>
      </mrow>
      <mo stretchy="false">−</mo>
      <msup>
        <mi>x</mi>
        <mn>2</mn>
      </msup>
      <mo stretchy="false">+</mo>
      <mn>12</mn>
      <mo stretchy="false">−</mo>
      <mrow>
        <mn>7</mn>
        <mi>x</mi>
      </mrow>
      <mo stretchy="false">+</mo>
      <msup>
        <mrow>
          <mn>3</mn>
          <mi>x</mi>
        </mrow>
        <mn>2</mn>
      </msup>
      <mo stretchy="false">−</mo>
      <mn>4</mn>
    </mrow>
    <annotation encoding="StarMath 5.0">{{13 x}-{{x}^{2}}}+{{12}-{7 x}}+{{{3 x}^{2}}-{4}}%%&lt;cmathArbre&gt;«+­«-­«impMult­13­x»­«^­x­2»»­«-­12­«impMult­7­x»»­«-­«^­«impMult­3­x»­2»­4»»&lt;/cmathArbre&gt;&lt;cmathFormule&gt;13x-x^2+12-7x+3x^2-4&lt;/cmathFormule&gt;</annotation>
  </semantics>
</math>
</file>